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Arial" svg:font-family="Arial, sans-serif"/>
    <style:font-face style:name="Calibri1" svg:font-family="Calibri, Verdana, Arial-Narrow"/>
    <style:font-face style:name="Lora" svg:font-family="Lora"/>
    <style:font-face style:name="sans-serif" svg:font-family="sans-serif"/>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Таблица1" style:family="table" style:master-page-name="">
      <style:table-properties style:width="7.359in" fo:margin-left="0.0208in" fo:margin-top="0in" fo:margin-bottom="0in" style:page-number="auto" fo:break-before="auto" fo:break-after="auto" table:align="left" style:shadow="none" fo:keep-with-next="auto" style:may-break-between-rows="true" style:writing-mode="lr-tb" table:border-model="collapsing"/>
    </style:style>
    <style:style style:name="Таблица1.A" style:family="table-column">
      <style:table-column-properties style:column-width="0.3125in"/>
    </style:style>
    <style:style style:name="Таблица1.B" style:family="table-column">
      <style:table-column-properties style:column-width="2.1042in"/>
    </style:style>
    <style:style style:name="Таблица1.C" style:family="table-column">
      <style:table-column-properties style:column-width="2.2431in"/>
    </style:style>
    <style:style style:name="Таблица1.D" style:family="table-column">
      <style:table-column-properties style:column-width="2.6993in"/>
    </style:style>
    <style:style style:name="Таблица1.1" style:family="table-row">
      <style:table-row-properties style:min-row-height="0.2007in" fo:keep-together="auto"/>
    </style:style>
    <style:style style:name="Таблица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Таблица1.D1" style:family="table-cell">
      <style:table-cell-properties fo:background-color="transparent" fo:padding="0.0382in" fo:border="0.5pt solid #000000" style:writing-mode="page">
        <style:background-image/>
      </style:table-cell-properties>
    </style:style>
    <style:style style:name="Таблица1.2" style:family="table-row">
      <style:table-row-properties style:min-row-height="0.1896in" fo:keep-together="auto"/>
    </style:style>
    <style:style style:name="Таблица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Таблица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No_20_Spac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No_20_Spacing">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No_20_Spacing">
      <style:paragraph-properties fo:margin-top="0in" fo:margin-bottom="0in"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No_20_Spacing">
      <style:paragraph-properties fo:margin-top="0in" fo:margin-bottom="0in"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No_20_Spacing">
      <style:paragraph-properties fo:margin-top="0in" fo:margin-bottom="0in" loext:contextual-spacing="false" fo:line-height="10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No_20_Spacing">
      <style:paragraph-properties fo:margin-top="0in" fo:margin-bottom="0in" loext:contextual-spacing="false" fo:line-height="10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No_20_Spacing">
      <style:paragraph-properties fo:margin-top="0in" fo:margin-bottom="0in" loext:contextual-spacing="false" fo:line-height="10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Heading_20_4">
      <style:paragraph-properties fo:margin-top="0in" fo:margin-bottom="0in" loext:contextual-spacing="false" fo:line-height="100%" fo:text-align="start" style:justify-single-word="false"/>
      <style:text-properties fo:font-variant="normal" fo:text-transform="none" fo:color="#000000" style:text-outline="false" style:text-line-through-style="none" style:text-line-through-type="none" style:font-name="Times New Roman" fo:font-size="12pt" fo:letter-spacing="norma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text-properties style:font-name="Times New Roman" fo:font-size="12pt" style:font-size-asian="12pt" style:font-size-complex="12pt"/>
    </style:style>
    <style:style style:name="P11" style:family="paragraph" style:parent-style-name="Standard">
      <style:paragraph-properties fo:margin-top="0in" fo:margin-bottom="0in" loext:contextual-spacing="false" fo:line-height="10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margin-top="0in" fo:margin-bottom="0in" loext:contextual-spacing="false" fo:line-height="10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margin-top="0in" fo:margin-bottom="0in" loext:contextual-spacing="false" fo:line-height="10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paragraph-rsid="001294ac"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paragraph-properties fo:margin-top="0in" fo:margin-bottom="0in" loext:contextual-spacing="false" fo:line-height="10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margin-top="0in" fo:margin-bottom="0in" loext:contextual-spacing="false" fo:line-height="10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paragraph-properties fo:margin-top="0in" fo:margin-bottom="0in" loext:contextual-spacing="false" fo:line-height="10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paragraph-properties fo:margin-top="0in" fo:margin-bottom="0in" loext:contextual-spacing="false" fo:line-height="100%" fo:text-align="start" style:justify-single-word="false"/>
      <style:text-properties fo:color="#000000" style:text-outline="false" style:text-line-through-style="none" style:text-line-through-type="none" style:font-name="Times New Roman" fo:font-size="12pt" fo:language="en" fo:country="US" fo:font-style="normal" fo:text-shadow="none" style:text-underline-style="none" fo:font-weight="normal"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8" style:family="paragraph" style:parent-style-name="Standard">
      <style:paragraph-properties fo:margin-left="0in" fo:margin-right="0in" fo:margin-top="0in" fo:margin-bottom="0in" loext:contextual-spacing="false" fo:text-align="start" style:justify-single-word="false" fo:text-indent="0in" style:auto-text-indent="fals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fo:margin-left="0in" fo:margin-right="0in" fo:margin-top="0in" fo:margin-bottom="0in" loext:contextual-spacing="false" fo:text-align="start" style:justify-single-word="false" fo:text-indent="0in" style:auto-text-indent="false"/>
      <style:text-properties fo:color="#000000" style:text-outline="false" style:text-line-through-style="none" style:text-line-through-type="none" style:font-name="Times New Roman" fo:font-size="12pt" fo:font-style="normal" fo:text-shadow="none" style:text-underline-style="none" fo:font-weight="normal" officeooo:paragraph-rsid="001af039"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master-page-name="Standard">
      <style:paragraph-properties fo:text-align="center" style:justify-single-word="false" style:page-number="auto"/>
      <style:text-properties style:font-name="Times New Roman" fo:font-size="12pt" style:font-size-asian="12pt" style:font-size-complex="12pt"/>
    </style:style>
    <style:style style:name="T1" style:family="text">
      <style:text-properties fo:font-size="12pt" fo:language="en" fo:country="US" style:font-size-asian="12pt" style:font-size-complex="12pt"/>
    </style:style>
    <style:style style:name="T2" style:family="text">
      <style:text-properties fo:font-size="12pt" fo:language="en" fo:country="US" style:font-size-asian="12pt" style:font-name-complex="Calibri2" style:font-size-complex="12pt"/>
    </style:style>
    <style:style style:name="T3" style:family="text">
      <style:text-properties fo:font-size="12pt" fo:language="en" fo:country="US" fo:font-style="italic" fo:font-weight="bold" style:font-size-asian="12pt" style:font-style-asian="italic" style:font-weight-asian="bold" style:font-size-complex="12pt"/>
    </style:style>
    <style:style style:name="T4" style:family="text">
      <style:text-properties fo:font-size="12pt" fo:language="en" fo:country="US" fo:font-weight="normal" style:font-size-asian="12pt" style:font-weight-asian="normal" style:font-name-complex="Calibri2" style:font-size-complex="12pt" style:font-weight-complex="normal"/>
    </style:style>
    <style:style style:name="T5" style:family="text">
      <style:text-properties fo:font-size="12pt" fo:language="en" fo:country="US" fo:font-weight="bold" style:font-size-asian="12pt" style:font-weight-asian="bold" style:font-name-complex="Calibri2" style:font-size-complex="12pt"/>
    </style:style>
    <style:style style:name="T6" style:family="text">
      <style:text-properties fo:font-size="12pt" fo:font-style="italic" fo:font-weight="bold" style:font-size-asian="12pt" style:font-style-asian="italic" style:font-weight-asian="bold" style:font-size-complex="12pt"/>
    </style:style>
    <style:style style:name="T7" style:family="text">
      <style:text-properties fo:font-size="12pt" fo:font-weight="normal" style:font-size-asian="12pt" style:font-weight-asian="normal" style:font-name-complex="Calibri2" style:font-size-complex="12pt" style:font-weight-complex="normal"/>
    </style:style>
    <style:style style:name="T8" style:family="text">
      <style:text-properties fo:font-size="12pt" style:font-size-asian="12pt" style:font-name-complex="Calibri2" style:font-size-complex="12pt"/>
    </style:style>
    <style:style style:name="T9" style:family="text">
      <style:text-properties fo:font-size="12pt" style:font-size-asian="12pt" style:font-size-complex="12pt"/>
    </style:style>
    <style:style style:name="T10" style:family="text">
      <style:text-properties fo:font-size="12pt" fo:font-weight="bold" style:font-size-asian="12pt" style:font-weight-asian="bold" style:font-name-complex="Calibri2" style:font-size-complex="12pt"/>
    </style:style>
    <style:style style:name="T11" style:family="text">
      <style:text-properties fo:font-size="12pt" fo:language="ru" fo:country="KZ" style:font-size-asian="12pt" style:font-name-complex="Calibri2" style:font-size-complex="12pt"/>
    </style:style>
    <style:style style:name="T12" style:family="text">
      <style:text-properties fo:font-size="12pt" fo:language="ru" fo:country="KZ" style:font-size-asian="12pt" style:language-asian="ru" style:country-asian="KZ" style:font-name-complex="Calibri2" style:font-size-complex="12pt"/>
    </style:style>
    <style:style style:name="T13" style:family="text">
      <style:text-properties fo:font-size="12pt" fo:language="ru" fo:country="KZ" fo:font-weight="bold" style:font-size-asian="12pt" style:language-asian="ru" style:country-asian="KZ" style:font-weight-asian="bold" style:font-name-complex="Calibri2" style:font-size-complex="12pt"/>
    </style:style>
    <style:style style:name="T14" style:family="text">
      <style:text-properties fo:font-size="12pt" fo:language="ru" fo:country="KZ" fo:background-color="#ffffff" loext:char-shading-value="0" style:font-size-asian="12pt" style:language-asian="ru" style:country-asian="KZ" style:font-name-complex="Calibri2" style:font-size-complex="12pt"/>
    </style:style>
    <style:style style:name="T15" style:family="text">
      <style:text-properties fo:font-size="12pt" fo:background-color="#ffffff" loext:char-shading-value="0" style:font-size-asian="12pt" style:font-name-complex="Calibri2" style:font-size-complex="12pt"/>
    </style:style>
    <style:style style:name="T16" style:family="text">
      <style:text-properties fo:color="#111111" fo:font-size="12pt" fo:font-weight="normal" fo:background-color="#ffffff" loext:char-shading-value="0" style:font-size-asian="12pt" style:font-weight-asian="normal" style:font-name-complex="Calibri2" style:font-size-complex="12pt"/>
    </style:style>
    <style:style style:name="T17" style:family="text">
      <style:text-properties fo:color="#111111" fo:font-size="12pt" fo:language="en" fo:country="US" fo:font-weight="normal" fo:background-color="#ffffff" loext:char-shading-value="0" style:font-size-asian="12pt" style:font-weight-asian="normal" style:font-name-complex="Calibri2" style:font-size-complex="12pt"/>
    </style:style>
    <style:style style:name="T18" style:family="text">
      <style:text-properties fo:color="#111111" fo:font-size="12pt" fo:background-color="#ffffff" loext:char-shading-value="0" style:font-size-asian="12pt" style:font-name-complex="Calibri2" style:font-size-complex="12pt"/>
    </style:style>
    <style:style style:name="T19" style:family="text">
      <style:text-properties fo:color="#111111" style:font-name="Times New Roman" fo:font-weight="normal" fo:background-color="#ffffff" loext:char-shading-value="0" style:font-weight-asian="normal" style:font-name-complex="Calibri2"/>
    </style:style>
    <style:style style:name="T20" style:family="text">
      <style:text-properties fo:color="#111111" style:font-name="Times New Roman" fo:language="en" fo:country="US" fo:font-weight="normal" fo:background-color="#ffffff" loext:char-shading-value="0" style:font-weight-asian="normal" style:font-name-complex="Calibri2"/>
    </style:style>
    <style:style style:name="T21" style:family="text">
      <style:text-properties fo:color="#111111" fo:background-color="#ffffff" loext:char-shading-value="0" style:font-name-complex="Calibri2"/>
    </style:style>
    <style:style style:name="T22" style:family="text">
      <style:text-properties fo:language="en" fo:country="US"/>
    </style:style>
    <style:style style:name="T23" style:family="text">
      <style:text-properties fo:language="en" fo:country="US" officeooo:rsid="001016ba" style:font-name-complex="Calibri2"/>
    </style:style>
    <style:style style:name="T24" style:family="text">
      <style:text-properties fo:language="en" fo:country="US" style:font-name-complex="Calibri2"/>
    </style:style>
    <style:style style:name="T25" style:family="text">
      <style:text-properties fo:language="en" fo:country="US" officeooo:rsid="001294ac" style:font-name-complex="Calibri2"/>
    </style:style>
    <style:style style:name="T26" style:family="text">
      <style:text-properties fo:language="en" fo:country="US" officeooo:rsid="0015c731" style:font-name-complex="Calibri2"/>
    </style:style>
    <style:style style:name="T27" style:family="text">
      <style:text-properties fo:language="en" fo:country="US" fo:font-weight="bold" style:font-weight-asian="bold" style:font-name-complex="Calibri2"/>
    </style:style>
    <style:style style:name="T28" style:family="text">
      <style:text-properties fo:language="en" fo:country="US" fo:font-weight="bold" style:font-weight-asian="bold" style:font-weight-complex="bold"/>
    </style:style>
    <style:style style:name="T29" style:family="text">
      <style:text-properties fo:language="en" fo:country="US" fo:font-weight="bold" officeooo:rsid="0015c731" style:font-weight-asian="bold" style:font-weight-complex="bold"/>
    </style:style>
    <style:style style:name="T30" style:family="text">
      <style:text-properties fo:language="en" fo:country="US" officeooo:rsid="0015c731"/>
    </style:style>
    <style:style style:name="T31" style:family="text">
      <style:text-properties fo:language="en" fo:country="US" fo:font-weight="normal" style:font-weight-asian="normal" style:font-weight-complex="normal"/>
    </style:style>
    <style:style style:name="T32" style:family="text">
      <style:text-properties fo:language="en" fo:country="US" fo:font-weight="normal" officeooo:rsid="0015c731" style:font-weight-asian="normal" style:font-weight-complex="normal"/>
    </style:style>
    <style:style style:name="T33" style:family="text">
      <style:text-properties fo:language="en" fo:country="US" officeooo:rsid="00196315"/>
    </style:style>
    <style:style style:name="T34" style:family="text">
      <style:text-properties fo:language="en" fo:country="US" officeooo:rsid="001dfa1a"/>
    </style:style>
    <style:style style:name="T35" style:family="text">
      <style:text-properties fo:language="en" fo:country="US" officeooo:rsid="00213eed"/>
    </style:style>
    <style:style style:name="T36" style:family="text">
      <style:text-properties fo:language="en" fo:country="US" officeooo:rsid="00242a53"/>
    </style:style>
    <style:style style:name="T37" style:family="text">
      <style:text-properties fo:language="en" fo:country="US" officeooo:rsid="001a0f43"/>
    </style:style>
    <style:style style:name="T38" style:family="text">
      <style:text-properties fo:language="en" fo:country="US" fo:font-style="italic" fo:font-weight="bold" style:font-style-asian="italic" style:font-weight-asian="bold"/>
    </style:style>
    <style:style style:name="T39" style:family="text">
      <style:text-properties fo:color="#333333" fo:font-size="12pt" style:font-size-asian="12pt" style:font-name-complex="Calibri2" style:font-size-complex="12pt"/>
    </style:style>
    <style:style style:name="T40" style:family="text">
      <style:text-properties fo:color="#333333" fo:font-size="12pt" fo:font-weight="bold" style:font-size-asian="12pt" style:font-weight-asian="bold" style:font-name-complex="Calibri2" style:font-size-complex="12pt"/>
    </style:style>
    <style:style style:name="T41" style:family="text">
      <style:text-properties fo:color="#333333" fo:font-size="12pt" fo:language="en" fo:country="US" style:font-size-asian="12pt" style:font-name-complex="Calibri2" style:font-size-complex="12pt"/>
    </style:style>
    <style:style style:name="T42" style:family="text">
      <style:text-properties fo:color="#333333" style:font-name-complex="Calibri2"/>
    </style:style>
    <style:style style:name="T43" style:family="text">
      <style:text-properties fo:color="#333333" fo:font-weight="bold" style:font-weight-asian="bold" style:font-name-complex="Calibri2"/>
    </style:style>
    <style:style style:name="T44" style:family="text">
      <style:text-properties fo:color="#333333" fo:language="en" fo:country="US" style:font-name-complex="Calibri2"/>
    </style:style>
    <style:style style:name="T45" style:family="text">
      <style:text-properties fo:color="#000000" fo:font-size="12pt" fo:background-color="#ffffff" loext:char-shading-value="0" style:font-size-asian="12pt" style:font-name-complex="Calibri2" style:font-size-complex="12pt"/>
    </style:style>
    <style:style style:name="T46" style:family="text">
      <style:text-properties fo:color="#000000" fo:font-size="12pt" fo:language="en" fo:country="US" fo:background-color="#ffffff" loext:char-shading-value="0" style:font-size-asian="12pt" style:font-name-complex="Calibri2" style:font-size-complex="12pt"/>
    </style:style>
    <style:style style:name="T47" style:family="text">
      <style:text-properties fo:color="#000000" fo:font-size="12pt" fo:language="en" fo:country="US" fo:background-color="#ffffff" loext:char-shading-value="0" style:font-size-asian="12pt" style:font-name-complex="Tahoma1" style:font-size-complex="12pt"/>
    </style:style>
    <style:style style:name="T48" style:family="text">
      <style:text-properties fo:color="#000000" style:font-name="Tahoma" fo:font-size="12pt" fo:language="en" fo:country="US" fo:background-color="#ffffff" loext:char-shading-value="0" style:font-size-asian="12pt" style:font-name-complex="Tahoma1" style:font-size-complex="12pt"/>
    </style:style>
    <style:style style:name="T49"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294ac" style:font-size-asian="12pt" style:font-style-asian="normal" style:font-weight-asian="normal" style:font-name-complex="Calibri2" style:font-size-complex="12pt" style:font-style-complex="normal" style:font-weight-complex="normal" style:text-overline-style="none" style:text-overline-color="font-color"/>
    </style:style>
    <style:style style:name="T50"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5c731" style:font-size-asian="12pt" style:font-style-asian="normal" style:font-weight-asian="normal" style:font-name-complex="Calibri2" style:font-size-complex="12pt" style:font-style-complex="normal" style:font-weight-complex="normal" style:text-overline-style="none" style:text-overline-color="font-color"/>
    </style:style>
    <style:style style:name="T51"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8437a" style:font-size-asian="12pt" style:font-style-asian="normal" style:font-weight-asian="normal" style:font-name-complex="Calibri2" style:font-size-complex="12pt" style:font-style-complex="normal" style:font-weight-complex="normal" style:text-overline-style="none" style:text-overline-color="font-color"/>
    </style:style>
    <style:style style:name="T52" style:family="text">
      <style:text-properties fo:color="#000000" style:text-outline="false" style:text-line-through-style="none" style:text-line-through-type="none" fo:font-size="12pt" fo:language="en" fo:country="US" fo:font-style="normal" fo:text-shadow="none" style:text-underline-style="none" fo:font-weight="normal" officeooo:rsid="001294ac" style:font-size-asian="12pt" style:font-style-asian="normal" style:font-weight-asian="normal" style:font-name-complex="Calibri2" style:font-size-complex="12pt" style:font-style-complex="normal" style:font-weight-complex="normal" style:text-overline-style="none" style:text-overline-color="font-color"/>
    </style:style>
    <style:style style:name="T53" style:family="text">
      <style:text-properties fo:color="#000000" style:text-outline="false" style:text-line-through-style="none" style:text-line-through-type="none" fo:font-size="12pt" fo:language="en" fo:country="US" fo:font-style="normal" fo:text-shadow="none" style:text-underline-style="none" fo:font-weight="normal" officeooo:rsid="00141f2e" style:font-size-asian="12pt" style:font-style-asian="normal" style:font-weight-asian="normal" style:font-name-complex="Calibri2" style:font-size-complex="12pt" style:font-style-complex="normal" style:font-weight-complex="normal" style:text-overline-style="none" style:text-overline-color="font-color"/>
    </style:style>
    <style:style style:name="T54" style:family="text">
      <style:text-properties fo:color="#000000" style:text-outline="false" style:text-line-through-style="none" style:text-line-through-type="none" fo:font-size="12pt" fo:language="en" fo:country="US" fo:font-style="normal" fo:text-shadow="none" style:text-underline-style="none" fo:font-weight="normal" officeooo:rsid="0015c731" style:font-size-asian="12pt" style:font-style-asian="normal" style:font-weight-asian="normal" style:font-name-complex="Calibri2" style:font-size-complex="12pt" style:font-style-complex="normal" style:font-weight-complex="normal" style:text-overline-style="none" style:text-overline-color="font-color"/>
    </style:style>
    <style:style style:name="T55" style:family="text">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294ac" style:font-size-asian="12pt" style:font-style-asian="normal" style:font-weight-asian="normal" style:font-name-complex="Calibri2" style:font-size-complex="12pt" style:font-style-complex="normal" style:font-weight-complex="normal" style:text-overline-style="none" style:text-overline-color="font-color"/>
    </style:style>
    <style:style style:name="T56" style:family="text">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41f2e" style:font-size-asian="12pt" style:font-style-asian="normal" style:font-weight-asian="normal" style:font-name-complex="Calibri2" style:font-size-complex="12pt" style:font-style-complex="normal" style:font-weight-complex="normal" style:text-overline-style="none" style:text-overline-color="font-color"/>
    </style:style>
    <style:style style:name="T57" style:family="text">
      <style:text-properties fo:color="#000000" style:text-outline="false" style:text-line-through-style="none" style:text-line-through-type="none" fo:language="en" fo:country="US" fo:font-style="normal" fo:text-shadow="none" style:text-underline-style="none" fo:font-weight="normal" style:font-style-asian="normal" style:font-weight-asian="normal" style:font-name-complex="Calibri2" style:font-style-complex="normal" style:font-weight-complex="normal" style:text-overline-style="none" style:text-overline-color="font-color"/>
    </style:style>
    <style:style style:name="T58" style:family="text">
      <style:text-properties fo:color="#000000" style:text-outline="false" style:text-line-through-style="none" style:text-line-through-type="none" fo:language="en" fo:country="US" fo:font-style="normal" fo:text-shadow="none" style:text-underline-style="none" fo:font-weight="normal" officeooo:rsid="0015c731" style:font-style-asian="normal" style:font-weight-asian="normal" style:font-name-complex="Calibri2" style:font-style-complex="normal" style:font-weight-complex="normal" style:text-overline-style="none" style:text-overline-color="font-color"/>
    </style:style>
    <style:style style:name="T59" style:family="text">
      <style:text-properties fo:color="#000000" style:text-outline="false" style:text-line-through-style="none" style:text-line-through-type="none" fo:language="en" fo:country="US" fo:font-style="normal" fo:text-shadow="none" style:text-underline-style="none" fo:font-weight="normal" officeooo:rsid="001294ac" style:font-style-asian="normal" style:font-weight-asian="normal" style:font-name-complex="Calibri2" style:font-style-complex="normal" style:font-weight-complex="normal" style:text-overline-style="none" style:text-overline-color="font-color"/>
    </style:style>
    <style:style style:name="T60" style:family="text">
      <style:text-properties fo:color="#000000" style:text-outline="false" style:text-line-through-style="none" style:text-line-through-type="none" fo:language="en" fo:country="US" fo:font-style="normal" fo:text-shadow="none" style:text-underline-style="none" fo:font-weight="normal" officeooo:rsid="00141f2e" style:font-style-asian="normal" style:font-weight-asian="normal" style:font-name-complex="Calibri2" style:font-style-complex="normal" style:font-weight-complex="normal" style:text-overline-style="none" style:text-overline-color="font-color"/>
    </style:style>
    <style:style style:name="T61" style:family="text">
      <style:text-properties fo:color="#000000" fo:background-color="#ffffff" loext:char-shading-value="0" style:font-name-complex="Calibri2"/>
    </style:style>
    <style:style style:name="T62" style:family="text">
      <style:text-properties fo:color="#000000" fo:language="en" fo:country="US" fo:background-color="#ffffff" loext:char-shading-value="0" style:font-name-complex="Calibri2"/>
    </style:style>
    <style:style style:name="T63" style:family="text">
      <style:text-properties fo:color="#000000" fo:language="en" fo:country="US" fo:background-color="#ffffff" loext:char-shading-value="0" style:font-name-complex="Tahoma1"/>
    </style:style>
    <style:style style:name="T64" style:family="text">
      <style:text-properties fo:color="#212121" fo:font-size="12pt" fo:language="en" fo:country="US" style:font-size-asian="12pt" style:font-name-complex="Calibri2" style:font-size-complex="12pt"/>
    </style:style>
    <style:style style:name="T65" style:family="text">
      <style:text-properties fo:color="#212121" fo:font-size="12pt" style:font-size-asian="12pt" style:font-name-complex="Calibri2" style:font-size-complex="12pt"/>
    </style:style>
    <style:style style:name="T66" style:family="text">
      <style:text-properties fo:color="#212121" fo:language="en" fo:country="US" style:font-name-complex="Calibri2"/>
    </style:style>
    <style:style style:name="T67" style:family="text">
      <style:text-properties fo:color="#212121" style:font-name-complex="Calibri2"/>
    </style:style>
    <style:style style:name="T68" style:family="text">
      <style:text-properties officeooo:rsid="001016ba" style:font-name-complex="Calibri2"/>
    </style:style>
    <style:style style:name="T69" style:family="text">
      <style:text-properties style:font-name-complex="Calibri2"/>
    </style:style>
    <style:style style:name="T70" style:family="text">
      <style:text-properties officeooo:rsid="00118abf" style:font-name-complex="Calibri2"/>
    </style:style>
    <style:style style:name="T71" style:family="text">
      <style:text-properties fo:font-variant="normal" fo:text-transform="none" fo:color="#333333" fo:letter-spacing="normal" style:font-name-complex="Calibri2"/>
    </style:style>
    <style:style style:name="T72" style:family="text">
      <style:text-properties fo:font-variant="normal" fo:text-transform="none" fo:color="#333333" fo:letter-spacing="normal" officeooo:rsid="001294ac" style:font-name-complex="Calibri2"/>
    </style:style>
    <style:style style:name="T73" style:family="text">
      <style:text-properties fo:font-variant="normal" fo:text-transform="none" fo:color="#3c3c3c" style:text-outline="false" style:text-line-through-style="none" style:text-line-through-type="none" style:font-name="Times New Roman" fo:font-size="12pt" fo:letter-spacing="normal" fo:language="en" fo:country="US" fo:font-style="normal" fo:text-shadow="none" style:text-underline-style="none" fo:font-weight="normal" style:font-size-asian="12pt" style:font-style-asian="normal" style:font-weight-asian="normal" style:font-name-complex="Calibri2" style:font-size-complex="12pt" style:font-style-complex="normal" style:font-weight-complex="normal" style:text-overline-style="none" style:text-overline-color="font-color"/>
    </style:style>
    <style:style style:name="T74" style:family="text">
      <style:text-properties fo:font-variant="normal" fo:text-transform="none" fo:color="#3c3c3c" style:text-outline="false" style:text-line-through-style="none" style:text-line-through-type="none" fo:font-size="12pt" fo:letter-spacing="normal" fo:language="en" fo:country="US" fo:font-style="normal" fo:text-shadow="none" style:text-underline-style="none" fo:font-weight="normal" style:font-size-asian="12pt" style:font-style-asian="normal" style:font-weight-asian="normal" style:font-name-complex="Calibri2" style:font-size-complex="12pt" style:font-style-complex="normal" style:font-weight-complex="normal" style:text-overline-style="none" style:text-overline-color="font-color"/>
    </style:style>
    <style:style style:name="T75" style:family="text">
      <style:text-properties fo:font-variant="normal" fo:text-transform="none" fo:color="#3c3c3c" style:text-outline="false" style:text-line-through-style="none" style:text-line-through-type="none" fo:letter-spacing="normal" fo:language="en" fo:country="US" fo:font-style="normal" fo:text-shadow="none" style:text-underline-style="none" fo:font-weight="normal" style:font-style-asian="normal" style:font-weight-asian="normal" style:font-name-complex="Calibri2" style:font-style-complex="normal" style:font-weight-complex="normal" style:text-overline-style="none" style:text-overline-color="font-color"/>
    </style:style>
    <style:style style:name="T76" style:family="text">
      <style:text-properties fo:font-variant="normal" fo:text-transform="none" fo:color="#000000" fo:letter-spacing="normal" fo:language="en" fo:country="US" fo:font-style="normal" fo:font-weight="normal" style:font-name-complex="Calibri2"/>
    </style:style>
    <style:style style:name="T77" style:family="text">
      <style:text-properties fo:font-variant="normal" fo:text-transform="none" fo:color="#000000" style:text-outline="false" style:text-line-through-style="none" style:text-line-through-type="none" style:font-name="Liberation Serif" fo:font-size="12pt" fo:letter-spacing="normal" fo:font-style="normal" fo:text-shadow="none" style:text-underline-style="none" fo:font-weight="normal" officeooo:rsid="0018437a" style:font-size-asian="12pt" style:font-style-asian="normal" style:font-weight-asian="normal" style:font-name-complex="Calibri2" style:font-size-complex="12pt" style:font-style-complex="normal" style:font-weight-complex="normal" style:text-overline-style="none" style:text-overline-color="font-color"/>
    </style:style>
    <style:style style:name="T78" style:family="text">
      <style:text-properties fo:font-variant="normal" fo:text-transform="none" fo:color="#000000" style:text-outline="false" style:text-line-through-style="none" style:text-line-through-type="none" style:font-name="Liberation Serif" fo:font-size="12pt" fo:letter-spacing="normal" fo:font-style="normal" fo:text-shadow="none" style:text-underline-style="none" fo:font-weight="normal" style:font-size-asian="12pt" style:font-style-asian="normal" style:font-weight-asian="normal" style:font-name-complex="Calibri2" style:font-size-complex="12pt" style:font-style-complex="normal" style:font-weight-complex="normal" style:text-overline-style="none" style:text-overline-color="font-color"/>
    </style:style>
    <style:style style:name="T79" style:family="text">
      <style:text-properties fo:font-variant="normal" fo:text-transform="none" fo:color="#000000" style:text-outline="false" style:text-line-through-style="none" style:text-line-through-type="none" fo:font-size="12pt" fo:letter-spacing="normal" fo:font-style="normal" fo:text-shadow="none" style:text-underline-style="none" fo:font-weight="normal" officeooo:rsid="0018437a" style:font-size-asian="12pt" style:font-style-asian="normal" style:font-weight-asian="normal" style:font-name-complex="Calibri2" style:font-size-complex="12pt" style:font-style-complex="normal" style:font-weight-complex="normal" style:text-overline-style="none" style:text-overline-color="font-color"/>
    </style:style>
    <style:style style:name="T80" style:family="text">
      <style:text-properties fo:font-variant="normal" fo:text-transform="none" fo:color="#000000" style:text-outline="false" style:text-line-through-style="none" style:text-line-through-type="none" fo:font-size="12pt" fo:letter-spacing="normal" fo:font-style="normal" fo:text-shadow="none" style:text-underline-style="none" fo:font-weight="normal" style:font-size-asian="12pt" style:font-style-asian="normal" style:font-weight-asian="normal" style:font-name-complex="Calibri2" style:font-size-complex="12pt" style:font-style-complex="normal" style:font-weight-complex="normal" style:text-overline-style="none" style:text-overline-color="font-color"/>
    </style:style>
    <style:style style:name="T81" style:family="text">
      <style:text-properties fo:font-variant="normal" fo:text-transform="none" fo:color="#000000" style:text-outline="false" style:text-line-through-style="none" style:text-line-through-type="none" fo:letter-spacing="normal" fo:font-style="normal" fo:text-shadow="none" style:text-underline-style="none" fo:font-weight="normal" officeooo:rsid="0018437a" style:font-style-asian="normal" style:font-weight-asian="normal" style:font-name-complex="Calibri2" style:font-style-complex="normal" style:font-weight-complex="normal" style:text-overline-style="none" style:text-overline-color="font-color"/>
    </style:style>
    <style:style style:name="T82" style:family="text">
      <style:text-properties fo:font-variant="normal" fo:text-transform="none" fo:color="#000000" style:text-outline="false" style:text-line-through-style="none" style:text-line-through-type="none" fo:letter-spacing="normal" fo:font-style="normal" fo:text-shadow="none" style:text-underline-style="none" fo:font-weight="normal" style:font-style-asian="normal" style:font-weight-asian="normal" style:font-name-complex="Calibri2" style:font-style-complex="normal" style:font-weight-complex="normal" style:text-overline-style="none" style:text-overline-color="font-color"/>
    </style:style>
    <style:style style:name="T83" style:family="text">
      <style:text-properties fo:font-variant="normal" fo:text-transform="none" style:font-name="Times New Roman" fo:letter-spacing="normal" fo:language="en" fo:country="US" style:font-name-complex="Calibri2"/>
    </style:style>
    <style:style style:name="T84" style:family="text">
      <style:text-properties fo:font-variant="normal" fo:text-transform="none" style:font-name="Times New Roman" fo:letter-spacing="normal" style:font-name-complex="Calibri2"/>
    </style:style>
    <style:style style:name="T85" style:family="text">
      <style:text-properties fo:font-variant="normal" fo:text-transform="none" style:font-name="Times New Roman" fo:letter-spacing="normal" officeooo:rsid="0022a08a" style:font-name-complex="Calibri2"/>
    </style:style>
    <style:style style:name="T86" style:family="text">
      <style:text-properties fo:font-variant="normal" fo:text-transform="none" style:font-name="Calibri1" fo:font-size="14pt" fo:letter-spacing="normal" officeooo:rsid="0016a1b5" style:font-name-complex="Calibri2"/>
    </style:style>
    <style:style style:name="T87" style:family="text">
      <style:text-properties fo:font-variant="normal" fo:text-transform="none" fo:font-size="14pt" fo:letter-spacing="normal" officeooo:rsid="0016a1b5" style:font-name-complex="Calibri2"/>
    </style:style>
    <style:style style:name="T88" style:family="text">
      <style:text-properties fo:font-variant="normal" fo:text-transform="none" fo:letter-spacing="normal" officeooo:rsid="0015c731" style:font-name-complex="Calibri2"/>
    </style:style>
    <style:style style:name="T89" style:family="text">
      <style:text-properties fo:font-variant="normal" fo:text-transform="none" fo:letter-spacing="normal" style:font-name-complex="Calibri2"/>
    </style:style>
    <style:style style:name="T90" style:family="text">
      <style:text-properties fo:font-variant="normal" fo:text-transform="none" fo:letter-spacing="normal" officeooo:rsid="0022a08a" style:font-name-complex="Calibri2"/>
    </style:style>
    <style:style style:name="T91" style:family="text">
      <style:text-properties fo:font-variant="normal" fo:text-transform="none" fo:letter-spacing="normal" officeooo:rsid="0016a1b5" style:font-name-complex="Calibri2"/>
    </style:style>
    <style:style style:name="T92" style:family="text">
      <style:text-properties fo:font-variant="normal" fo:text-transform="none" fo:letter-spacing="normal" fo:language="en" fo:country="US" style:font-name-complex="Calibri2"/>
    </style:style>
    <style:style style:name="T93" style:family="text">
      <style:text-properties fo:font-variant="normal" fo:text-transform="none" fo:color="#222222" style:font-name="sans-serif" fo:font-size="3.5pt" fo:letter-spacing="normal" fo:language="en" fo:country="US" fo:font-style="normal" fo:font-weight="normal" style:font-name-complex="Calibri2"/>
    </style:style>
    <style:style style:name="T94" style:family="text">
      <style:text-properties fo:font-variant="normal" fo:text-transform="none" fo:color="#222222" fo:letter-spacing="normal" fo:language="en" fo:country="US" style:font-name-complex="Calibri2"/>
    </style:style>
    <style:style style:name="T95" style:family="text">
      <style:text-properties fo:font-variant="normal" fo:text-transform="none" fo:color="#0b0080" style:text-line-through-style="none" style:text-line-through-type="none" style:font-name="sans-serif" fo:font-size="3.5pt" fo:letter-spacing="normal" fo:language="en" fo:country="US" fo:font-style="normal" style:text-underline-style="none" fo:font-weight="normal" style:text-blinking="false" fo:background-color="#ffffff" loext:char-shading-value="0" style:font-name-complex="Calibri2"/>
    </style:style>
    <style:style style:name="T96" style:family="text">
      <style:text-properties fo:font-weight="bold" style:font-weight-asian="bold" style:font-weight-complex="bold"/>
    </style:style>
    <style:style style:name="T97" style:family="text">
      <style:text-properties fo:font-weight="bold" officeooo:rsid="0015c731" style:font-weight-asian="bold" style:font-weight-complex="bold"/>
    </style:style>
    <style:style style:name="T98" style:family="text">
      <style:text-properties fo:font-weight="bold" officeooo:rsid="001af039" style:font-weight-asian="bold" style:font-weight-complex="bold"/>
    </style:style>
    <style:style style:name="T99" style:family="text">
      <style:text-properties fo:font-weight="bold" style:font-weight-asian="bold" style:font-name-complex="Calibri2"/>
    </style:style>
    <style:style style:name="T100" style:family="text">
      <style:text-properties style:font-name="Times New Roman"/>
    </style:style>
    <style:style style:name="T101" style:family="text">
      <style:text-properties style:font-name="Times New Roman" fo:language="en" fo:country="US"/>
    </style:style>
    <style:style style:name="T102" style:family="text">
      <style:text-properties style:font-name="Times New Roman" fo:language="en" fo:country="US" officeooo:rsid="0015c731"/>
    </style:style>
    <style:style style:name="T103" style:family="text">
      <style:text-properties style:font-name="Times New Roman" fo:language="en" fo:country="US" officeooo:rsid="001a0f43"/>
    </style:style>
    <style:style style:name="T104" style:family="text">
      <style:text-properties style:font-name="Times New Roman" fo:language="en" fo:country="US" fo:font-weight="normal" style:font-weight-asian="normal" style:font-name-complex="Calibri2" style:font-weight-complex="normal"/>
    </style:style>
    <style:style style:name="T105" style:family="text">
      <style:text-properties style:font-name="Times New Roman" fo:language="en" fo:country="US" fo:font-weight="normal" style:font-weight-asian="normal" style:font-weight-complex="normal"/>
    </style:style>
    <style:style style:name="T106" style:family="text">
      <style:text-properties style:font-name="Times New Roman" fo:language="en" fo:country="US" fo:font-weight="normal" officeooo:rsid="0015c731" style:font-weight-asian="normal" style:font-weight-complex="normal"/>
    </style:style>
    <style:style style:name="T107" style:family="text">
      <style:text-properties style:font-name="Times New Roman" fo:font-weight="bold" style:font-weight-asian="bold" style:font-weight-complex="bold"/>
    </style:style>
    <style:style style:name="T108" style:family="text">
      <style:text-properties style:font-name="Times New Roman" fo:font-weight="bold" officeooo:rsid="0015c731" style:font-weight-asian="bold" style:font-weight-complex="bold"/>
    </style:style>
    <style:style style:name="T109" style:family="text">
      <style:text-properties style:font-name="Times New Roman" fo:font-weight="bold" officeooo:rsid="001af039" style:font-weight-asian="bold" style:font-weight-complex="bold"/>
    </style:style>
    <style:style style:name="T110" style:family="text">
      <style:text-properties style:font-name="Times New Roman" officeooo:rsid="001a0f43"/>
    </style:style>
    <style:style style:name="T111" style:family="text">
      <style:text-properties style:font-name="Times New Roman" officeooo:rsid="001dfa1a"/>
    </style:style>
    <style:style style:name="T112" style:family="text">
      <style:text-properties style:font-name="Times New Roman" fo:font-weight="normal" style:font-weight-asian="normal" style:font-name-complex="Calibri2" style:font-weight-complex="normal"/>
    </style:style>
    <style:style style:name="T113" style:family="text">
      <style:text-properties officeooo:rsid="001a0f43"/>
    </style:style>
    <style:style style:name="T114" style:family="text">
      <style:text-properties officeooo:rsid="001dfa1a"/>
    </style:style>
    <style:style style:name="T115" style:family="text">
      <style:text-properties fo:background-color="#ffffff" loext:char-shading-value="0" style:font-name-complex="Calibri2"/>
    </style:style>
    <style:style style:name="T116" style:family="text">
      <style:text-properties fo:font-style="italic" fo:font-weight="bold" style:font-style-asian="italic" style:font-weight-asian="bold"/>
    </style:style>
    <style:style style:name="T117" style:family="text">
      <style:text-properties fo:language="ru" fo:country="KZ" style:font-name-complex="Calibri2"/>
    </style:style>
    <style:style style:name="T118" style:family="text">
      <style:text-properties fo:language="ru" fo:country="KZ" style:language-asian="ru" style:country-asian="KZ" style:font-name-complex="Calibri2"/>
    </style:style>
    <style:style style:name="T119" style:family="text">
      <style:text-properties fo:language="ru" fo:country="KZ" fo:font-weight="bold" style:language-asian="ru" style:country-asian="KZ" style:font-weight-asian="bold" style:font-name-complex="Calibri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22"><text:s text:c="82"/></text:span><text:span text:style-name="T116">Glossary</text:span><text:span text:style-name="T38"> <text:s text:c="2"/></text:span><text:span text:style-name="T22"><text:s text:c="20"/>Nurlykun Marzhan CSSE 181M</text:span></text:p>
      <table:table table:name="Таблица1" table:style-name="Таблица1" table:template-name="Базовый">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11"/>
          </table:table-cell>
          <table:table-cell table:style-name="Таблица1.A1" office:value-type="string">
            <text:p text:style-name="P5"><text:span text:style-name="T22">Word</text:span></text:p>
          </table:table-cell>
          <table:table-cell table:style-name="Таблица1.A1" office:value-type="string">
            <text:p text:style-name="P11"><text:span text:style-name="T24">Definition</text:span></text:p>
          </table:table-cell>
          <table:table-cell table:style-name="Таблица1.D1" office:value-type="string">
            <text:p text:style-name="P11"><text:span text:style-name="T24">Example</text:span></text:p>
          </table:table-cell>
        </table:table-row>
        <table:table-row table:style-name="Таблица1.2">
          <table:table-cell table:style-name="Таблица1.A2" office:value-type="string">
            <text:p text:style-name="P11"><text:span text:style-name="T22">1</text:span></text:p>
          </table:table-cell>
          <table:table-cell table:style-name="Таблица1.A2" office:value-type="string">
            <text:p text:style-name="P3"><text:span text:style-name="Strong"><text:span text:style-name="T112">OLAP</text:span></text:span><text:span text:style-name="Strong"><text:span text:style-name="T104"> </text:span></text:span><text:span text:style-name="Strong"><text:span text:style-name="T112">(On-Line Analytical Processing</text:span></text:span></text:p>
          </table:table-cell>
          <table:table-cell table:style-name="Таблица1.A2" office:value-type="string">
            <text:p text:style-name="P11"><text:span text:style-name="T69">tools enabling a user to easily make and browse reports summarizing relevant data, analyzing them from various perspectives</text:span></text:p>
          </table:table-cell>
          <table:table-cell table:style-name="Таблица1.D2" office:value-type="string">
            <text:p text:style-name="P11"><text:span text:style-name="T24">1. Compared to traditional cluster analysis of gene expression data, </text:span><text:span text:style-name="T27">OLAP</text:span><text:span text:style-name="T24"> was more effective and faster in finding biologically meaningful information.</text:span></text:p>
            <text:p text:style-name="P11"><text:span text:style-name="T24">2.</text:span><text:span text:style-name="T69"> </text:span><text:span text:style-name="T27">OLAP</text:span><text:span text:style-name="T24"> <text:s/>has been growing in popularity due to the increase in data volumes and the recognition of the business value of analytics.</text:span></text:p>
            <text:p text:style-name="P11"><text:span text:style-name="T24">3. It would a time consuming process for an executive to obtain </text:span><text:span text:style-name="T27">OLAP.</text:span></text:p>
          </table:table-cell>
        </table:table-row>
        <table:table-row table:style-name="Таблица1.2">
          <table:table-cell table:style-name="Таблица1.A2" office:value-type="string">
            <text:p text:style-name="P11"><text:span text:style-name="T24">2</text:span></text:p>
          </table:table-cell>
          <table:table-cell table:style-name="Таблица1.A2" office:value-type="string">
            <text:p text:style-name="P3"><text:span text:style-name="Strong"><text:span text:style-name="T19">Retention</text:span></text:span><text:span text:style-name="Strong"><text:span text:style-name="T20"> (n)</text:span></text:span></text:p>
          </table:table-cell>
          <table:table-cell table:style-name="Таблица1.A2" office:value-type="string">
            <text:p text:style-name="P11"><text:span text:style-name="T21">refers to the percentage of customer relationships that, once established, a business is able to maintain on a long-term basis</text:span></text:p>
          </table:table-cell>
          <table:table-cell table:style-name="Таблица1.D2" office:value-type="string">
            <text:p text:style-name="P11"><text:span text:style-name="T24">1.</text:span><text:span text:style-name="T69"> </text:span><text:span text:style-name="T27">Retention</text:span><text:span text:style-name="T24"> of fewer international contractual personnel.</text:span></text:p>
            <text:p text:style-name="P11"><text:span text:style-name="T24">2. </text:span><text:span text:style-name="T27">Retention</text:span><text:span text:style-name="T24"> of cash surpluses and reimbursement to the troop- and police-contributing countries.</text:span></text:p>
            <text:p text:style-name="P11"><text:span text:style-name="T24">3. </text:span><text:span text:style-name="T27">Retention</text:span><text:span text:style-name="T24"> or abolition was a high-profile issue affecting the foundation of criminal justice systems.</text:span></text:p>
          </table:table-cell>
        </table:table-row>
        <table:table-row table:style-name="Таблица1.2">
          <table:table-cell table:style-name="Таблица1.A2" office:value-type="string">
            <text:p text:style-name="P11"><text:span text:style-name="T22">3</text:span></text:p>
          </table:table-cell>
          <table:table-cell table:style-name="Таблица1.A2" office:value-type="string">
            <text:p text:style-name="P5"><text:span text:style-name="T22">AdaDelta (n)</text:span></text:p>
          </table:table-cell>
          <table:table-cell table:style-name="Таблица1.A2" office:value-type="string">
            <text:p text:style-name="P11"><text:span text:style-name="T24">a </text:span><text:span text:style-name="T69">gradient descent based learning algorithm that adapts the learning rate per parameter over time</text:span></text:p>
          </table:table-cell>
          <table:table-cell table:style-name="Таблица1.D2" office:value-type="string">
            <text:p text:style-name="P11"><text:span text:style-name="T24">1. </text:span><text:span text:style-name="T42">A slight improvement over </text:span><text:span text:style-name="T43">AdaDelta</text:span><text:span text:style-name="T44"> </text:span><text:span text:style-name="T42">that fixes a few things</text:span><text:span text:style-name="T44">.</text:span></text:p>
            <text:p text:style-name="P11"><text:span text:style-name="T24">2. </text:span><text:span text:style-name="T42">I'm not too familiar with Adam, but it seems to be similar in concept to </text:span><text:span text:style-name="T43">AdaDelta</text:span><text:span text:style-name="T42"> according to the paper (adapting AdaGrad for problems with non-stationary objective). </text:span></text:p>
            <text:p text:style-name="P11"><text:span text:style-name="T24">3. </text:span><text:span text:style-name="T27">AdaDelta </text:span><text:span text:style-name="T24"><text:s/>favored in Deep Learning communities while AdaGrad is preferred by many over other SGD variants.</text:span></text:p>
          </table:table-cell>
        </table:table-row>
        <table:table-row table:style-name="Таблица1.2">
          <table:table-cell table:style-name="Таблица1.A2" office:value-type="string">
            <text:p text:style-name="P11"><text:span text:style-name="T24">4</text:span></text:p>
          </table:table-cell>
          <table:table-cell table:style-name="Таблица1.A2" office:value-type="string">
            <text:p text:style-name="P5"><text:span text:style-name="T61">Data warehouse</text:span><text:span text:style-name="T62"> </text:span></text:p>
          </table:table-cell>
          <table:table-cell table:style-name="Таблица1.A2" office:value-type="string">
            <text:p text:style-name="P11"><text:span text:style-name="T69"><text:s/>a technology that aggregates structured data from one or more sources so that it can be compared and analyzed for greater business intelligence</text:span></text:p>
          </table:table-cell>
          <table:table-cell table:style-name="Таблица1.D2" office:value-type="string">
            <text:p text:style-name="P11"><text:span text:style-name="T24">1. A </text:span><text:span text:style-name="T27">data warehouse</text:span><text:span text:style-name="T24"> will provide access to numerous data sets that have been consolidated and optimized for decision support purposes.</text:span></text:p>
            <text:p text:style-name="P11"><text:span text:style-name="T24">2. Administration is an important success factor when using a </text:span><text:span text:style-name="T27">data warehouse</text:span><text:span text:style-name="T24">.</text:span></text:p>
            <text:p text:style-name="P11"><text:span text:style-name="T24">3. Inspira's </text:span><text:span text:style-name="T27">data warehouse </text:span><text:span text:style-name="T24">and reporting module provides powerful analysis and reporting tools.</text:span></text:p>
          </table:table-cell>
        </table:table-row>
        <table:table-row table:style-name="Таблица1.2">
          <table:table-cell table:style-name="Таблица1.A2" office:value-type="string">
            <text:p text:style-name="P11"><text:span text:style-name="T22">5</text:span></text:p>
          </table:table-cell>
          <table:table-cell table:style-name="Таблица1.A2" office:value-type="string">
            <text:p text:style-name="P5">Forecast<text:span text:style-name="T22"> (n)</text:span></text:p>
          </table:table-cell>
          <table:table-cell table:style-name="Таблица1.A2" office:value-type="string">
            <text:p text:style-name="P11"><text:span text:style-name="T24">t</text:span><text:span text:style-name="T69">he act of predicting business activity for a future period of time</text:span></text:p>
          </table:table-cell>
          <table:table-cell table:style-name="Таблица1.D2" office:value-type="string">
            <text:p text:style-name="P11"><text:span text:style-name="T24">1.This chapter also contains a </text:span><text:span text:style-name="T27">forecast </text:span><text:span text:style-name="T24">of expected staff requirements related to anticipated retirements.</text:span></text:p>
            <text:p text:style-name="P11"><text:span text:style-name="T24">2. These data have enabled CONIDA to </text:span><text:span text:style-name="T27">forecast </text:span><text:span text:style-name="T24">radio wave propagation, information which is made available to users.</text:span></text:p>
            <text:p text:style-name="P11"><text:span text:style-name="T24">3. However, capacities to </text:span><text:span text:style-name="T27">forecast</text:span><text:span text:style-name="T24"> and manage vaccines need further strengthening.</text:span></text:p>
          </table:table-cell>
        </table:table-row>
        <text:soft-page-break/>
        <table:table-row table:style-name="Таблица1.2">
          <table:table-cell table:style-name="Таблица1.A2" office:value-type="string">
            <text:p text:style-name="P11"><text:span text:style-name="T24">6</text:span></text:p>
          </table:table-cell>
          <table:table-cell table:style-name="Таблица1.A2" office:value-type="string">
            <text:h text:style-name="P8" text:outline-level="4"><text:span text:style-name="T24">Affine </text:span><text:span text:style-name="T25">l</text:span><text:span text:style-name="T24">ayer</text:span></text:h>
            <text:p text:style-name="P5"><text:span text:style-name="T24"/></text:p>
          </table:table-cell>
          <table:table-cell table:style-name="Таблица1.A2" office:value-type="string">
            <text:p text:style-name="P11"><text:span text:style-name="T72">a</text:span><text:span text:style-name="T71"> fully-connected layer in a Neural Network,</text:span><text:span text:style-name="T72">which </text:span><text:span text:style-name="T71"><text:s/>means that each neuron in the previous layer is connected to each neuron in the current layer</text:span><text:span text:style-name="T69"> </text:span></text:p>
          </table:table-cell>
          <table:table-cell table:style-name="Таблица1.D2" office:value-type="string">
            <text:p text:style-name="P13"><text:span text:style-name="T59">1.</text:span><text:span text:style-name="T60">T</text:span><text:span text:style-name="T75">wo points are specified on a str</text:span><text:span text:style-name="T22">aight line or </text:span><text:span text:style-name="T28">affine layer </text:span><text:span text:style-name="T22">tran</text:span><text:span text:style-name="T75">sformation is impossible</text:span><text:span text:style-name="T92">.</text:span></text:p>
            <text:p text:style-name="P13"><text:span text:style-name="T59">2.</text:span><text:span text:style-name="T22"> One respondent considered that approaches to promote intersectorality should not create an additional </text:span><text:span text:style-name="T29">affine </text:span><text:span text:style-name="T28">layer</text:span><text:span text:style-name="T22"> of bureaucracy and that only key initiatives. </text:span></text:p>
            <text:p text:style-name="P9"><text:span text:style-name="T25">3.</text:span><text:span text:style-name="T22">From the geometric point of view, the Lax representation is a discrete </text:span><text:span text:style-name="T30">v</text:span>ersion of Gauss equations for <text:s/><text:span text:style-name="T96">affine </text:span><text:span text:style-name="T97">layer.</text:span></text:p>
          </table:table-cell>
        </table:table-row>
        <table:table-row table:style-name="Таблица1.2">
          <table:table-cell table:style-name="Таблица1.A2" office:value-type="string">
            <text:p text:style-name="P11"><text:span text:style-name="T22">7</text:span></text:p>
          </table:table-cell>
          <table:table-cell table:style-name="Таблица1.A2" office:value-type="string">
            <text:p text:style-name="P5"><text:span text:style-name="T69">Information model (n)</text:span></text:p>
          </table:table-cell>
          <table:table-cell table:style-name="Таблица1.A2" office:value-type="string">
            <text:p text:style-name="P11"><text:span text:style-name="T69">the idea, often used in connection with marketing, that the human brain takes in information, stores it, and later makes decisions based on it</text:span></text:p>
          </table:table-cell>
          <table:table-cell table:style-name="Таблица1.D2" office:value-type="string">
            <text:p text:style-name="P11"><text:span text:style-name="T24">1. The main lines of the statistical process and its</text:span><text:span text:style-name="T27"> information model</text:span><text:span text:style-name="T24">.</text:span></text:p>
            <text:p text:style-name="P11"><text:span text:style-name="T24">2. It allows all processes that lead to the production of statistics to be described in one integrated </text:span><text:span text:style-name="T27">information model</text:span><text:span text:style-name="T24">.</text:span></text:p>
            <text:p text:style-name="P11"><text:span text:style-name="T24">3. This </text:span><text:span text:style-name="T27">information model</text:span><text:span text:style-name="T24"> has been defined pursuant to a shared vision of the necessary attributes and a functionality that will enable the execution of the envisaged tasks/queries.</text:span></text:p>
          </table:table-cell>
        </table:table-row>
        <table:table-row table:style-name="Таблица1.2">
          <table:table-cell table:style-name="Таблица1.A2" office:value-type="string">
            <text:p text:style-name="P11"><text:span text:style-name="T22">8</text:span></text:p>
          </table:table-cell>
          <table:table-cell table:style-name="Таблица1.A2" office:value-type="string">
            <text:p text:style-name="P5"><text:span text:style-name="T63">IMS </text:span>(Intelligent Manufacturing Systems)</text:p>
          </table:table-cell>
          <table:table-cell table:style-name="Таблица1.A2" office:value-type="string">
            <text:p text:style-name="P11"><text:span text:style-name="T69">the name of an international organization devoted to developing the next generation of manufacturing and processing technologies</text:span></text:p>
          </table:table-cell>
          <table:table-cell table:style-name="Таблица1.D2" office:value-type="string">
            <text:p text:style-name="P11"><text:span text:style-name="T24">1. These stations now substantially meet the specifications necessary for their certification as part of the</text:span><text:span text:style-name="T27"> IMS</text:span><text:span text:style-name="T24"> network.</text:span></text:p>
            <text:p text:style-name="P11"><text:span text:style-name="T24">2. The PTS should further start concluding agreements or arrangements for</text:span><text:span text:style-name="T27"> IMS</text:span><text:span text:style-name="T24"> facilities.</text:span></text:p>
            <text:p text:style-name="P11"><text:span text:style-name="T24">3. For </text:span><text:span text:style-name="T27">IMS</text:span><text:span text:style-name="T24"> - Propose policies for procurement and installation of station equipment.</text:span></text:p>
          </table:table-cell>
        </table:table-row>
        <table:table-row table:style-name="Таблица1.2">
          <table:table-cell table:style-name="Таблица1.A2" office:value-type="string">
            <text:p text:style-name="P11"><text:span text:style-name="T22">9</text:span></text:p>
          </table:table-cell>
          <table:table-cell table:style-name="Таблица1.A2" office:value-type="string">
            <text:p text:style-name="P5"><text:span text:style-name="T69">IEEE </text:span>(Institute of Electrical and Electronics Engineers)</text:p>
          </table:table-cell>
          <table:table-cell table:style-name="Таблица1.A2" office:value-type="string">
            <text:p text:style-name="P11"><text:span text:style-name="T69">describes itself as "the world's largest technical professional society</text:span></text:p>
          </table:table-cell>
          <table:table-cell table:style-name="Таблица1.D2" office:value-type="string">
            <text:p text:style-name="P11"><text:span text:style-name="T24">1. Ethernet and</text:span><text:span text:style-name="T27"> IEEE</text:span><text:span text:style-name="T24"> standards use the rising edge as a logical '1'.</text:span></text:p>
            <text:p text:style-name="P11"><text:span text:style-name="T24">2. The result will be in line with your templates and general principles: completeness, unambiguousness, consistency and others described in</text:span><text:span text:style-name="T27"> IEEE</text:span><text:span text:style-name="T24"> 830-1998.</text:span></text:p>
            <text:p text:style-name="P11"><text:span text:style-name="T24">3. The </text:span><text:span text:style-name="T27">IEEE</text:span><text:span text:style-name="T24"> Region 8 Conference EUROCON has very famous history.</text:span></text:p>
          </table:table-cell>
        </table:table-row>
        <table:table-row table:style-name="Таблица1.2">
          <table:table-cell table:style-name="Таблица1.A2" office:value-type="string">
            <text:p text:style-name="P11"><text:span text:style-name="T22">10</text:span></text:p>
          </table:table-cell>
          <table:table-cell table:style-name="Таблица1.A2" office:value-type="string">
            <text:p text:style-name="P5">Multivariate<text:span text:style-name="T22"> (n)</text:span></text:p>
          </table:table-cell>
          <table:table-cell table:style-name="Таблица1.A2" office:value-type="string">
            <text:p text:style-name="P11"><text:span text:style-name="T69">the practice of analyzing a situation or social problem through objective, systematic exploration</text:span></text:p>
          </table:table-cell>
          <table:table-cell table:style-name="Таблица1.D2" office:value-type="string">
            <text:p text:style-name="P11"><text:span text:style-name="T24">1.We regard the </text:span><text:span text:style-name="T27">multivariate</text:span><text:span text:style-name="T24"> method to be complementary to methods based on acidity indexes.</text:span></text:p>
            <text:p text:style-name="P11"><text:span text:style-name="T24">2. </text:span><text:span text:style-name="T27">Multivariate</text:span><text:span text:style-name="T24"> statistical analyses have been carried out on data from Norway and Sweden.</text:span></text:p>
            <text:p text:style-name="P11"><text:span text:style-name="T24">3. The </text:span><text:span text:style-name="T27">multivariate</text:span><text:span text:style-name="T24"> method appears to be conservative in the context of indicating recovery.</text:span></text:p>
          </table:table-cell>
        </table:table-row>
        <text:soft-page-break/>
        <table:table-row table:style-name="Таблица1.2">
          <table:table-cell table:style-name="Таблица1.A2" office:value-type="string">
            <text:p text:style-name="P11"><text:span text:style-name="T22">11</text:span></text:p>
          </table:table-cell>
          <table:table-cell table:style-name="Таблица1.A2" office:value-type="string">
            <text:p text:style-name="P5">Prognostics<text:span text:style-name="T22"> (n)</text:span></text:p>
          </table:table-cell>
          <table:table-cell table:style-name="Таблица1.A2" office:value-type="string">
            <text:p text:style-name="P11"><text:span text:style-name="T69">relating to a doctor's judgment of the likely or expected development of a disease or of the chances of getting better</text:span></text:p>
          </table:table-cell>
          <table:table-cell table:style-name="Таблица1.D2" office:value-type="string">
            <text:p text:style-name="P11"><text:span text:style-name="T24">1. The invention also has high potential for social </text:span><text:span text:style-name="T27">prognostics</text:span><text:span text:style-name="T24">.</text:span></text:p>
            <text:p text:style-name="P11"><text:span text:style-name="T24">2. The patients life quality is improved and the long term </text:span><text:span text:style-name="T27">prognostics</text:span><text:span text:style-name="T24"> are enhanced.</text:span></text:p>
            <text:p text:style-name="P11"><text:span text:style-name="T24">3. Those parameters were used in </text:span><text:span text:style-name="T27">prognostic</text:span><text:span text:style-name="T24"> numerical weather prediction models to forecast weather and rainfall.</text:span></text:p>
          </table:table-cell>
        </table:table-row>
        <table:table-row table:style-name="Таблица1.2">
          <table:table-cell table:style-name="Таблица1.A2" office:value-type="string">
            <text:p text:style-name="P11"><text:span text:style-name="T22">12</text:span></text:p>
          </table:table-cell>
          <table:table-cell table:style-name="Таблица1.A2" office:value-type="string">
            <text:p text:style-name="P5">Activation function<text:span text:style-name="T22"> (n)</text:span></text:p>
          </table:table-cell>
          <table:table-cell table:style-name="Таблица1.A2" office:value-type="string">
            <text:p text:style-name="P5"><text:span text:style-name="T66">a</text:span><text:span text:style-name="T67"> function that takes in the weighted sum of all of the inputs from the previous layer and then generates and passes an output value (typically nonlinear) to the next layer</text:span></text:p>
          </table:table-cell>
          <table:table-cell table:style-name="Таблица1.D2" office:value-type="string">
            <text:p text:style-name="P11"><text:span text:style-name="T24">1. <text:s/>In case your handset's menu does not support call barring </text:span><text:span text:style-name="T27">activation function</text:span><text:span text:style-name="T24"> or call barring password change, apply (refer) to the set of service commands.</text:span></text:p>
            <text:p text:style-name="P11"><text:span text:style-name="T24">2. <text:s/>After its </text:span><text:span text:style-name="T27">activation</text:span><text:span text:style-name="T24">, the control device shall fully enforce </text:span><text:span text:style-name="T27">function</text:span><text:span text:style-name="T24">s and data access rights.</text:span></text:p>
            <text:p text:style-name="P11"><text:span text:style-name="T24">3. The recording and storing</text:span><text:span text:style-name="T27"> functions</text:span><text:span text:style-name="T24"> of the control device shall be fully operational after its </text:span><text:span text:style-name="T27">activation</text:span><text:span text:style-name="T24">.</text:span></text:p>
          </table:table-cell>
        </table:table-row>
        <table:table-row table:style-name="Таблица1.2">
          <table:table-cell table:style-name="Таблица1.A2" office:value-type="string">
            <text:p text:style-name="P11"><text:span text:style-name="T22">13</text:span></text:p>
          </table:table-cell>
          <table:table-cell table:style-name="Таблица1.A2" office:value-type="string">
            <text:p text:style-name="P5">AdaGrad<text:span text:style-name="T22"> </text:span></text:p>
          </table:table-cell>
          <table:table-cell table:style-name="Таблица1.A2" office:value-type="string">
            <text:p text:style-name="P11"><text:span text:style-name="T24">a</text:span><text:span text:style-name="T69"> sophisticated gradient descent algorithm that rescales the gradients of each parameter, effectively giving each parameter an independent learning rate</text:span></text:p>
          </table:table-cell>
          <table:table-cell table:style-name="Таблица1.D2" office:value-type="string">
            <text:p text:style-name="P11"><text:span text:style-name="T24">1. </text:span><text:span text:style-name="T27">Adagrad</text:span><text:span text:style-name="T24"> <text:s/>helps for gradient-based optimization.</text:span></text:p>
            <text:p text:style-name="P11"><text:span text:style-name="T24">2.. One of the earlier algorithms that have been used to mitigate this problem for deep neural networks is the</text:span><text:span text:style-name="T27"> AdaGrad</text:span><text:span text:style-name="T24"> algorithm.</text:span></text:p>
            <text:p text:style-name="P11"><text:span text:style-name="T24">3 On the other hand, </text:span><text:span text:style-name="T27">AdaGrad</text:span><text:span text:style-name="T24"> adaptively scaled the learning rate with respect to the accumulated squared gradient at each iteration in each dimension.</text:span></text:p>
          </table:table-cell>
        </table:table-row>
        <table:table-row table:style-name="Таблица1.2">
          <table:table-cell table:style-name="Таблица1.A2" office:value-type="string">
            <text:p text:style-name="P11"><text:span text:style-name="T22">14</text:span></text:p>
          </table:table-cell>
          <table:table-cell table:style-name="Таблица1.A2" office:value-type="string">
            <text:p text:style-name="P5">Backpropagation<text:span text:style-name="T22"> (n)</text:span></text:p>
          </table:table-cell>
          <table:table-cell table:style-name="Таблица1.A2" office:value-type="string">
            <text:p text:style-name="P11"><text:span text:style-name="T24">t</text:span><text:span text:style-name="T69">he primary algorithm for performing gradient descent on neural networks</text:span></text:p>
          </table:table-cell>
          <table:table-cell table:style-name="Таблица1.D2" office:value-type="string">
            <text:p text:style-name="P11"><text:span text:style-name="T24">1. You can play around with a Python script that I wrote that implements the </text:span><text:span text:style-name="T27">backpropagation</text:span><text:span text:style-name="T24"> algorithm in this Github.</text:span></text:p>
            <text:p text:style-name="P11"><text:span text:style-name="T24">2. The goal of </text:span><text:span text:style-name="T27">backpropagation</text:span><text:span text:style-name="T24"> is to optimize the weights so that the neural network can learn how to correctly map arbitrary inputs to outputs.</text:span></text:p>
            <text:p text:style-name="P11"><text:span text:style-name="T24">3. <text:s/>Our goal with </text:span><text:span text:style-name="T27">backpropagation</text:span><text:span text:style-name="T24"> is to update each of the weights in the network so that they cause the actual output to be closer the target output, thereby minimizing the error for each output neuron and the network as a whole.</text:span></text:p>
          </table:table-cell>
        </table:table-row>
        <table:table-row table:style-name="Таблица1.2">
          <table:table-cell table:style-name="Таблица1.A2" office:value-type="string">
            <text:p text:style-name="P11"><text:span text:style-name="T22">15</text:span></text:p>
          </table:table-cell>
          <table:table-cell table:style-name="Таблица1.A2" office:value-type="string">
            <text:p text:style-name="P5"><text:span text:style-name="T22">N-gram (n)</text:span></text:p>
          </table:table-cell>
          <table:table-cell table:style-name="Таблица1.A2" office:value-type="string">
            <text:p text:style-name="P11"><text:span text:style-name="T24">a</text:span><text:span text:style-name="T69"> feature extraction scheme for text data: any sequence of N words turns into a feature value</text:span></text:p>
          </table:table-cell>
          <table:table-cell table:style-name="Таблица1.D2" office:value-type="string">
            <text:p text:style-name="P11"><text:span text:style-name="T24">1. In the fields of computational linguistics and probability, an </text:span><text:span text:style-name="T27">n-gram</text:span><text:span text:style-name="T24"> is a contiguous sequence of n items from a given sample of text or speech.</text:span></text:p>
            <text:p text:style-name="P11"><text:span text:style-name="T24">2. An </text:span><text:span text:style-name="T27">n-gram</text:span><text:span text:style-name="T24"> is simply a sequence of tokens.</text:span></text:p>
            <text:p text:style-name="P11"><text:span text:style-name="T24">3. The </text:span><text:span text:style-name="T27">n-gram</text:span><text:span text:style-name="T24"> tokenizer first breaks </text:span><text:soft-page-break/><text:span text:style-name="T24">text down into words whenever it encounters one of a list of specified characters.</text:span></text:p>
            <text:p text:style-name="P11"><text:span text:style-name="T24"><text:s/></text:span></text:p>
          </table:table-cell>
        </table:table-row>
        <table:table-row table:style-name="Таблица1.2">
          <table:table-cell table:style-name="Таблица1.A2" office:value-type="string">
            <text:p text:style-name="P11"><text:span text:style-name="T22">16</text:span></text:p>
          </table:table-cell>
          <table:table-cell table:style-name="Таблица1.A2" office:value-type="string">
            <text:p text:style-name="P5">Apache Spark<text:span text:style-name="T22"> </text:span></text:p>
          </table:table-cell>
          <table:table-cell table:style-name="Таблица1.A2" office:value-type="string">
            <text:p text:style-name="P11"><text:span text:style-name="T69">an open-source cluster computing framework, </text:span><text:span text:style-name="T68">where </text:span><text:span text:style-name="T69">Spark can be deployed in a variety of ways, provides native bindings for the Java, Scala, Python, and R programming languages, and supports SQL, streaming data, and machine learning</text:span></text:p>
          </table:table-cell>
          <table:table-cell table:style-name="Таблица1.D2" office:value-type="string">
            <text:p text:style-name="P11"><text:span text:style-name="T24">1. I have followed all the steps to install the </text:span><text:span text:style-name="T27">Apache </text:span><text:span text:style-name="T99">Spark</text:span><text:span text:style-name="T24"> module version on Unix, and my PHP scripts show up in my browser.</text:span></text:p>
            <text:p text:style-name="P11"><text:span text:style-name="T24">2. I tested that my newly installed </text:span><text:span text:style-name="T27">Apache </text:span><text:span text:style-name="T99">Spark</text:span><text:span text:style-name="T24"> <text:s text:c="2"/>web server would not work when just installed with the firewall enabled.</text:span></text:p>
            <text:p text:style-name="P11"><text:span text:style-name="T24">3. We’ve chosen <text:s/></text:span><text:span text:style-name="T27">Apache </text:span><text:span text:style-name="T99">Spark</text:span><text:span text:style-name="T24"> <text:s text:c="3"/>because its features are widely used in existing web sites and enable seamless migration.</text:span></text:p>
          </table:table-cell>
        </table:table-row>
        <table:table-row table:style-name="Таблица1.2">
          <table:table-cell table:style-name="Таблица1.A2" office:value-type="string">
            <text:p text:style-name="P11"><text:span text:style-name="T22">17</text:span></text:p>
          </table:table-cell>
          <table:table-cell table:style-name="Таблица1.A2" office:value-type="string">
            <text:p text:style-name="P5"><text:span text:style-name="T22">Concordant <text:s/></text:span><text:span text:style-name="T33">r</text:span><text:span text:style-name="T22">atio </text:span></text:p>
          </table:table-cell>
          <table:table-cell table:style-name="Таблица1.A2" office:value-type="string">
            <text:p text:style-name="P11"><text:span text:style-name="T24">the </text:span><text:span text:style-name="T117">pairs are used to describe the relationship between pairs of observations</text:span></text:p>
          </table:table-cell>
          <table:table-cell table:style-name="Таблица1.D2" office:value-type="string">
            <text:p text:style-name="P11"><text:span text:style-name="T24">1. Somers' D is another similar but asymmetric measure given by the ratio of the difference in the number of </text:span><text:span text:style-name="T27">concordant <text:s/>ratio </text:span><text:span text:style-name="T24">to the number of pairs with unequal values for one of the two variables.</text:span></text:p>
            <text:p text:style-name="P11"><text:span text:style-name="T24">2. The total number of Concordant pairs are counted and divided by the total number of pairs. This will give us the value of </text:span><text:span text:style-name="T27">concordance ratio.</text:span></text:p>
            <text:p text:style-name="P11"><text:span text:style-name="T24">3. Interpreting the </text:span><text:span text:style-name="T27">concordance </text:span><text:span text:style-name="T24">statistic of a logistic regression model: relation to the variance and odds</text:span><text:span text:style-name="T27"> ratio</text:span><text:span text:style-name="T24"> of a continuous explanatory variable.</text:span></text:p>
          </table:table-cell>
        </table:table-row>
        <table:table-row table:style-name="Таблица1.2">
          <table:table-cell table:style-name="Таблица1.A2" office:value-type="string">
            <text:p text:style-name="P11"><text:span text:style-name="T22">18</text:span></text:p>
          </table:table-cell>
          <table:table-cell table:style-name="Таблица1.A2" office:value-type="string">
            <text:p text:style-name="P5"><text:span text:style-name="T22">Decile (n)</text:span></text:p>
          </table:table-cell>
          <table:table-cell table:style-name="Таблица1.A2" office:value-type="string">
            <text:p text:style-name="P11"><text:span text:style-name="T24">the mean of <text:s/>divides a series into 10 equal parts </text:span><text:span text:style-name="T23">and f</text:span><text:span text:style-name="T24">or any series, there are 10 decile denoted by D1, D2, D3 … D10,</text:span><text:span text:style-name="T23">which </text:span><text:span text:style-name="T24"><text:s/>known as First Decile , Second Decile</text:span></text:p>
          </table:table-cell>
          <table:table-cell table:style-name="Таблица1.D2" office:value-type="string">
            <text:p text:style-name="P11"><text:span text:style-name="T24">1. In the fourth and seventh income </text:span><text:span text:style-name="T27">deciles </text:span><text:span text:style-name="T24">were pushed into a lower income </text:span><text:span text:style-name="T27">decile</text:span><text:span text:style-name="T24"> owing to income loss.</text:span></text:p>
            <text:p text:style-name="P11"><text:span text:style-name="T24">2. Agriculture increased the expenditures of the 3 poorest </text:span><text:span text:style-name="T27">deciles</text:span><text:span text:style-name="T24"> by at least 2.5 times as much as growth originating in the rest of the economy.</text:span></text:p>
            <text:p text:style-name="P11"><text:span text:style-name="T24">3. Provision of the minimum necessary standards for ensuring food security in low-income </text:span><text:span text:style-name="T27">deciles</text:span><text:span text:style-name="T24"> of the society.</text:span></text:p>
          </table:table-cell>
        </table:table-row>
        <table:table-row table:style-name="Таблица1.2">
          <table:table-cell table:style-name="Таблица1.A2" office:value-type="string">
            <text:p text:style-name="P11"><text:span text:style-name="T22">19</text:span></text:p>
          </table:table-cell>
          <table:table-cell table:style-name="Таблица1.A2" office:value-type="string">
            <text:p text:style-name="P5"><text:span text:style-name="T22">ETL (Extract Transform and Load)</text:span></text:p>
          </table:table-cell>
          <table:table-cell table:style-name="Таблица1.A2" office:value-type="string">
            <text:p text:style-name="P11"><text:span text:style-name="T69"><text:s/></text:span><text:span text:style-name="T68">i</text:span><text:span text:style-name="T69">t extracts data from the source systems </text:span><text:span text:style-name="T68">and <text:s/></text:span><text:span text:style-name="T69"><text:s/>enforces data quality and consistency standards</text:span></text:p>
            <text:p text:style-name="P11"><text:span text:style-name="T69"/></text:p>
          </table:table-cell>
          <table:table-cell table:style-name="Таблица1.D2" office:value-type="string">
            <text:p text:style-name="P11"><text:span text:style-name="T24">1. </text:span><text:span text:style-name="T118">The</text:span><text:span text:style-name="T119"> ETL</text:span><text:span text:style-name="T118"> process of data uploading is controlled by the user: the schedule and sequence of data uploading procedures.</text:span></text:p>
            <text:p text:style-name="P11"><text:span text:style-name="T24">2. The flashing for this combination is a standard ED- single flashing together with flashing extensions ETW/</text:span><text:span text:style-name="T27">ETL.</text:span></text:p>
            <text:p text:style-name="P11"><text:span text:style-name="T24">3. </text:span><text:span text:style-name="T27">ETL</text:span><text:span text:style-name="T24"> is the most convenient solution to create a data bank sorted by criteria chosen in advance, to delete duplicating data.</text:span></text:p>
          </table:table-cell>
        </table:table-row>
        <table:table-row table:style-name="Таблица1.2">
          <table:table-cell table:style-name="Таблица1.A2" office:value-type="string">
            <text:p text:style-name="P11"><text:span text:style-name="T22">20</text:span></text:p>
          </table:table-cell>
          <table:table-cell table:style-name="Таблица1.A2" office:value-type="string">
            <text:p text:style-name="P5"><text:span text:style-name="T22">Tree (decision) <text:s/>(n)</text:span></text:p>
          </table:table-cell>
          <table:table-cell table:style-name="Таблица1.A2" office:value-type="string">
            <text:p text:style-name="P11"><text:span text:style-name="T24">a</text:span><text:span text:style-name="T69"> decision tree is a graph that uses a branching method to </text:span><text:soft-page-break/><text:span text:style-name="T69">illustrate every possible outcome of a decision</text:span></text:p>
          </table:table-cell>
          <table:table-cell table:style-name="Таблица1.D2" office:value-type="string">
            <text:p text:style-name="P11"><text:span text:style-name="T24">1. A</text:span><text:span text:style-name="T27"> tree</text:span><text:span text:style-name="T24"> structure is an algorithm for placing and locating files (called </text:span><text:soft-page-break/><text:span text:style-name="T24">records or keys) in a database.</text:span></text:p>
            <text:p text:style-name="P11"><text:span text:style-name="T24">2. A B-</text:span><text:span text:style-name="T27">tree</text:span><text:span text:style-name="T24"> is a method of placing and locating files (called records or keys) in a database.</text:span></text:p>
            <text:p text:style-name="P11"><text:span text:style-name="T24">3. A binary</text:span><text:span text:style-name="T27"> tree</text:span><text:span text:style-name="T24"> is a method of placing and locating files (called records or keys) in a database, especially when all the data is known to be in random.</text:span></text:p>
          </table:table-cell>
        </table:table-row>
        <table:table-row table:style-name="Таблица1.2">
          <table:table-cell table:style-name="Таблица1.A2" office:value-type="string">
            <text:p text:style-name="P11"><text:span text:style-name="T22">21</text:span></text:p>
          </table:table-cell>
          <table:table-cell table:style-name="Таблица1.A2" office:value-type="string">
            <text:p text:style-name="P5"><text:span text:style-name="T22">Transaction (n)</text:span></text:p>
          </table:table-cell>
          <table:table-cell table:style-name="Таблица1.A2" office:value-type="string">
            <text:p text:style-name="P11"><text:span text:style-name="T69">monitoring, also known as business transaction management, is the supervision of critical business applications and services by auditing</text:span></text:p>
          </table:table-cell>
          <table:table-cell table:style-name="Таблица1.D2" office:value-type="string">
            <text:p text:style-name="P11"><text:span text:style-name="T24">1. </text:span><text:span text:style-name="T27">Transaction </text:span><text:span text:style-name="T24">marketing is a business strategy that focuses on single, "point of sale" transactions.</text:span></text:p>
            <text:p text:style-name="P11"><text:span text:style-name="T24">2. In computer programming, a </text:span><text:span text:style-name="T27">transaction</text:span><text:span text:style-name="T24"> usually means a sequence of information exchange and related work (such as database updating) that is treated.</text:span></text:p>
            <text:p text:style-name="P11"><text:span text:style-name="T24">3.WS-</text:span><text:span text:style-name="T27">Transaction</text:span><text:span text:style-name="T24"> is one of a series of specifications from an industry group that includes IBM, Microsoft, and BEA Systems.</text:span></text:p>
          </table:table-cell>
        </table:table-row>
        <table:table-row table:style-name="Таблица1.2">
          <table:table-cell table:style-name="Таблица1.A2" office:value-type="string">
            <text:p text:style-name="P11"><text:span text:style-name="T22">22</text:span></text:p>
          </table:table-cell>
          <table:table-cell table:style-name="Таблица1.A2" office:value-type="string">
            <text:p text:style-name="P5"><text:span text:style-name="T22">Few-shot Learning </text:span></text:p>
          </table:table-cell>
          <table:table-cell table:style-name="Таблица1.A2" office:value-type="string">
            <text:p text:style-name="P11"><text:span text:style-name="T69">refers to the training of machine learning algorithms using a very small set of training data instead of a very large se</text:span><text:span text:style-name="T70">t</text:span></text:p>
          </table:table-cell>
          <table:table-cell table:style-name="Таблица1.D2" office:value-type="string">
            <text:p text:style-name="P11"><text:span text:style-name="T24">1. In order to build powerful models in these problematic situations,</text:span><text:span text:style-name="T27"> few-shot learning</text:span><text:span text:style-name="T24"> algorithms have been developed.</text:span></text:p>
            <text:p text:style-name="P11"><text:span text:style-name="T24">2. This paper proposes a large margin principle to improve the generalization capacity of metric based methods for </text:span><text:span text:style-name="T27">few-shot learning</text:span><text:span text:style-name="T24">.</text:span></text:p>
            <text:p text:style-name="P11"><text:span text:style-name="T24">3. If we plan to develop a classifier for bird images, given the imbalance in the training set, we end up with a </text:span><text:span text:style-name="T27">few-shot learning</text:span><text:span text:style-name="T24"> scenario.</text:span></text:p>
            <text:p text:style-name="P17"/>
          </table:table-cell>
        </table:table-row>
        <table:table-row table:style-name="Таблица1.2">
          <table:table-cell table:style-name="Таблица1.A2" office:value-type="string">
            <text:p text:style-name="P11"><text:span text:style-name="T22">23</text:span></text:p>
          </table:table-cell>
          <table:table-cell table:style-name="Таблица1.A2" office:value-type="string">
            <text:p text:style-name="P5"><text:span text:style-name="T22">Convolutional filter </text:span></text:p>
          </table:table-cell>
          <table:table-cell table:style-name="Таблица1.A2" office:value-type="string">
            <text:p text:style-name="P11"><text:span text:style-name="T69"><text:s/>a matrix having the same </text:span><text:span text:style-name="T70">rank </text:span><text:span text:style-name="T69">as the input matrix, but a smaller shape</text:span></text:p>
          </table:table-cell>
          <table:table-cell table:style-name="Таблица1.D2" office:value-type="string">
            <text:p text:style-name="P11"><text:span text:style-name="T24">1. On the Internet, c</text:span><text:span text:style-name="T27">onvolutional </text:span><text:span text:style-name="T24"><text:s/>filtering (also known as information filtering) is the use of a program to screen and exclude from access or availability.</text:span></text:p>
            <text:p text:style-name="P11"><text:span text:style-name="T24">2. There are multiple </text:span><text:span text:style-name="T27">convolutional filters </text:span><text:span text:style-name="T24">available for us to use in Convolutional Neural Networks (CNNs) to extract features from images.</text:span></text:p>
            <text:p text:style-name="P11"><text:span text:style-name="T24">3. The dilation rate is the spacing between each pixel in the </text:span><text:span text:style-name="T27">convolutional filter.</text:span></text:p>
          </table:table-cell>
        </table:table-row>
        <table:table-row table:style-name="Таблица1.2">
          <table:table-cell table:style-name="Таблица1.A2" office:value-type="string">
            <text:p text:style-name="P11"><text:span text:style-name="T22">24</text:span></text:p>
          </table:table-cell>
          <table:table-cell table:style-name="Таблица1.A2" office:value-type="string">
            <text:p text:style-name="P5">Ensemble<text:span text:style-name="T22"> (n)</text:span></text:p>
          </table:table-cell>
          <table:table-cell table:style-name="Таблица1.A2" office:value-type="string">
            <text:p text:style-name="P11"><text:span text:style-name="T24">a </text:span><text:span text:style-name="T69">merger of the predictions of multiple models</text:span></text:p>
          </table:table-cell>
          <table:table-cell table:style-name="Таблица1.D2" office:value-type="string">
            <text:p text:style-name="P11"><text:span text:style-name="T24">1. The </text:span><text:span text:style-name="T27">ensemble </text:span><text:span text:style-name="T24">was bright, original and brilliant of all the musical parts.</text:span></text:p>
            <text:p text:style-name="P11"><text:span text:style-name="T24">2. In 1993 their first </text:span><text:span text:style-name="T27">ensemble </text:span><text:span text:style-name="T24">became the owner of Grand prix of the International competition in Bucharest.</text:span></text:p>
            <text:p text:style-name="P11"><text:span text:style-name="T24">3. Now the Laptop Orchestra is an </text:span><text:span text:style-name="T27">ensemble</text:span><text:span text:style-name="T24"> of laptops, humans and </text:span><text:soft-page-break/><text:span text:style-name="T24">special hemispherical speaker arrays.</text:span></text:p>
          </table:table-cell>
        </table:table-row>
        <table:table-row table:style-name="Таблица1.2">
          <table:table-cell table:style-name="Таблица1.A2" office:value-type="string">
            <text:p text:style-name="P11"><text:span text:style-name="T22">25</text:span></text:p>
          </table:table-cell>
          <table:table-cell table:style-name="Таблица1.A2" office:value-type="string">
            <text:p text:style-name="P5">Epoch<text:span text:style-name="T22"> (n)</text:span></text:p>
          </table:table-cell>
          <table:table-cell table:style-name="Таблица1.A2" office:value-type="string">
            <text:p text:style-name="P11"><text:span text:style-name="T24">a</text:span><text:span text:style-name="T69"> full training pass over the entire data set such that each example has been seen once. Thus, an epoch represents N/batch size training iterations, where N is the total number of examples</text:span></text:p>
          </table:table-cell>
          <table:table-cell table:style-name="Таблица1.D2" office:value-type="string">
            <text:p text:style-name="P11"><text:span text:style-name="T24">1.As the number of epochs increases, more number of times the weight are changed in the neural network and the curve goes from underfitting to optimal to overfitting curve.</text:span></text:p>
            <text:p text:style-name="P11"><text:span text:style-name="T24">2. So, updating the weights with single pass or one epoch is not enough.</text:span></text:p>
            <text:p text:style-name="P11"><text:span text:style-name="T24">3. Iterations is the number of batches needed to complete one epoch.</text:span></text:p>
          </table:table-cell>
        </table:table-row>
        <table:table-row table:style-name="Таблица1.2">
          <table:table-cell table:style-name="Таблица1.A2" office:value-type="string">
            <text:p text:style-name="P11"><text:span text:style-name="T22">26</text:span></text:p>
          </table:table-cell>
          <table:table-cell table:style-name="Таблица1.A2" office:value-type="string">
            <text:p text:style-name="P5">Few-shot learning<text:span text:style-name="T22"> </text:span></text:p>
          </table:table-cell>
          <table:table-cell table:style-name="Таблица1.A2" office:value-type="string">
            <text:p text:style-name="P11"><text:span text:style-name="T24">a</text:span><text:span text:style-name="T69"> machine learning approach, often used for object classification, designed to learn effective classifiers from only a small number of training examples</text:span></text:p>
          </table:table-cell>
          <table:table-cell table:style-name="Таблица1.D2" office:value-type="string">
            <text:p text:style-name="P11"><text:span text:style-name="T24">1. In such limited-data and challenging scenarios</text:span><text:span text:style-name="T27">, few-shot learning</text:span><text:span text:style-name="T24"> algorithms have been employed successfully to discover patterns in data and make beneficial predictions.</text:span></text:p>
            <text:p text:style-name="P11"><text:span text:style-name="T24">2. </text:span><text:span text:style-name="T27">Few-shot learning</text:span><text:span text:style-name="T24"> samples can have high-dimensional spaces that are too extensive.</text:span></text:p>
            <text:p text:style-name="P11"><text:span text:style-name="T24">3.</text:span><text:span text:style-name="T27"> Few-shot learning</text:span><text:span text:style-name="T24"> in machine learning is proving to be the go-to solution whenever a very small amount of training data is available.</text:span></text:p>
          </table:table-cell>
        </table:table-row>
        <table:table-row table:style-name="Таблица1.2">
          <table:table-cell table:style-name="Таблица1.A2" office:value-type="string">
            <text:p text:style-name="P11"><text:span text:style-name="T22">27</text:span></text:p>
          </table:table-cell>
          <table:table-cell table:style-name="Таблица1.A2" office:value-type="string">
            <text:p text:style-name="P5">Gradient descent<text:span text:style-name="T22"> </text:span></text:p>
          </table:table-cell>
          <table:table-cell table:style-name="Таблица1.A2" office:value-type="string">
            <text:p text:style-name="P11"><text:span text:style-name="T24">a</text:span><text:span text:style-name="T69"> technique to minimize loss by computing the gradients of loss with respect to the model's parameters, conditioned on training data</text:span></text:p>
          </table:table-cell>
          <table:table-cell table:style-name="Таблица1.D2" office:value-type="string">
            <text:p text:style-name="P11"><text:span text:style-name="T24">1. </text:span><text:span text:style-name="T27">Gradient Descent</text:span><text:span text:style-name="T24"> works with <text:s/>types of it are used today and what are their advantages and tradeoffs.</text:span></text:p>
            <text:p text:style-name="P11"><text:span text:style-name="T24">2. You start by defining the initial parameters values and from there on </text:span><text:span text:style-name="T27">Gradient Descent</text:span><text:span text:style-name="T24"> iteratively adjusts the values, using calculus, so that they minimize the given cost-function.</text:span></text:p>
            <text:p text:style-name="P11"><text:span text:style-name="T24">3. The equation below describes what </text:span><text:span text:style-name="T27">Gradient Descent</text:span><text:span text:style-name="T24"> does: „b“ describes the next position of our climber, while „a“ represents his current position.</text:span></text:p>
          </table:table-cell>
        </table:table-row>
        <table:table-row table:style-name="Таблица1.2">
          <table:table-cell table:style-name="Таблица1.A2" office:value-type="string">
            <text:p text:style-name="P11"><text:span text:style-name="T22">28</text:span></text:p>
          </table:table-cell>
          <table:table-cell table:style-name="Таблица1.A2" office:value-type="string">
            <text:p text:style-name="P5">Heuristic<text:span text:style-name="T22"> (n)</text:span></text:p>
          </table:table-cell>
          <table:table-cell table:style-name="Таблица1.A2" office:value-type="string">
            <text:p text:style-name="P11"><text:span text:style-name="T24">a</text:span><text:span text:style-name="T69"> practical and nonoptimal solution to a problem, which is sufficient for making progress or for learning from</text:span></text:p>
          </table:table-cell>
          <table:table-cell table:style-name="Таблица1.D2" office:value-type="string">
            <text:p text:style-name="P11"><text:span text:style-name="T24">1. Click this check box to activate the </text:span><text:span text:style-name="T27">heuristic</text:span><text:span text:style-name="T24"> message-scoring, spam filtering system.</text:span></text:p>
            <text:p text:style-name="P11"><text:span text:style-name="T24">2. I used pattern-recognition software and a basic </text:span><text:span text:style-name="T27">heuristic</text:span><text:span text:style-name="T24"> algorithm to track your known aliases.</text:span></text:p>
            <text:p text:style-name="P11"><text:span text:style-name="T24">3. MDaemon's Spam Filter uses an integrated, popular open-source </text:span><text:span text:style-name="T27">heuristic</text:span><text:span text:style-name="T24"> technology.</text:span></text:p>
          </table:table-cell>
        </table:table-row>
        <table:table-row table:style-name="Таблица1.2">
          <table:table-cell table:style-name="Таблица1.A2" office:value-type="string">
            <text:p text:style-name="P11"><text:span text:style-name="T22">29</text:span></text:p>
          </table:table-cell>
          <table:table-cell table:style-name="Таблица1.A2" office:value-type="string">
            <text:p text:style-name="P5">Hyperparameter<text:span text:style-name="T22"> (n)</text:span></text:p>
          </table:table-cell>
          <table:table-cell table:style-name="Таблица1.A2" office:value-type="string">
            <text:p text:style-name="P11"><text:span text:style-name="T24">t</text:span><text:span text:style-name="T69">he "knobs" that you tweak during successive runs of training a model</text:span></text:p>
          </table:table-cell>
          <table:table-cell table:style-name="Таблица1.D2" office:value-type="string">
            <text:p text:style-name="P11"><text:span text:style-name="T24">1. Different model training algorithms require different </text:span><text:span text:style-name="T27">hyperparameters</text:span><text:span text:style-name="T24">, some simple algorithms (such as ordinary least squares regression) require none.</text:span></text:p>
            <text:p text:style-name="P11"><text:span text:style-name="T24">2. The tunability of an algorithm, </text:span><text:span text:style-name="T27">hyperparameter,</text:span><text:span text:style-name="T24"> or interacting hyperparameters is a measure of how much performance can be gained by tuning it.</text:span></text:p>
            <text:p text:style-name="P11"><text:soft-page-break/><text:span text:style-name="T24">3. Apart from tuning </text:span><text:span text:style-name="T27">hyperparameters,</text:span><text:span text:style-name="T24"> machine learning involves storing and organizing the parameters and results, and making sure they are reproducible.</text:span></text:p>
          </table:table-cell>
        </table:table-row>
        <table:table-row table:style-name="Таблица1.2">
          <table:table-cell table:style-name="Таблица1.A2" office:value-type="string">
            <text:p text:style-name="P11"><text:span text:style-name="T22">30</text:span></text:p>
          </table:table-cell>
          <table:table-cell table:style-name="Таблица1.A2" office:value-type="string">
            <text:p text:style-name="P5"><text:span text:style-name="T22"><text:s/>Inference (n)</text:span></text:p>
          </table:table-cell>
          <table:table-cell table:style-name="Таблица1.A2" office:value-type="string">
            <text:p text:style-name="P11"><text:span text:style-name="T69">often refers to the process of making predictions by applying the trained model to unlabeled examples</text:span></text:p>
          </table:table-cell>
          <table:table-cell table:style-name="Таблица1.D2" office:value-type="string">
            <text:p text:style-name="P11"><text:span text:style-name="T24">1. This is another incorrect</text:span><text:span text:style-name="T27"> inference</text:span><text:span text:style-name="T24"> from an incorrect column heading.</text:span></text:p>
            <text:p text:style-name="P11"><text:span text:style-name="T24">2. The data on hand do not permit such an </text:span><text:span text:style-name="T27">inference</text:span><text:span text:style-name="T24">, which could be misleading.</text:span></text:p>
            <text:p text:style-name="P11"><text:span text:style-name="T24">3. Lady Mary is out of the line of succession, so the </text:span><text:span text:style-name="T27">inference</text:span><text:span text:style-name="T24"> is clear.</text:span></text:p>
          </table:table-cell>
        </table:table-row>
        <table:table-row table:style-name="Таблица1.2">
          <table:table-cell table:style-name="Таблица1.A2" office:value-type="string">
            <text:p text:style-name="P11"><text:span text:style-name="T22">31</text:span></text:p>
          </table:table-cell>
          <table:table-cell table:style-name="Таблица1.A2" office:value-type="string">
            <text:p text:style-name="P2">Affective domain </text:p>
          </table:table-cell>
          <table:table-cell table:style-name="Таблица1.A2" office:value-type="string">
            <text:p text:style-name="P11"><text:span text:style-name="T88">a</text:span><text:span text:style-name="T89"> classification of objectives that focus on the development of attitudes, beliefs, and values</text:span><text:span text:style-name="T69"> </text:span></text:p>
          </table:table-cell>
          <table:table-cell table:style-name="Таблица1.D2" office:value-type="string">
            <text:p text:style-name="P19"><text:span text:style-name="T26">1.</text:span><text:span text:style-name="T22">The desig</text:span><text:span text:style-name="T37">n </text:span>proposes that<text:span text:style-name="T113"> </text:span>the <text:span text:style-name="T96">affective domain</text:span> plays an important role in performance in any subject and mathematics is no exception.</text:p>
            <text:p text:style-name="P18"><text:span text:style-name="T58">2.</text:span><text:span text:style-name="T22"> It principal </text:span>explores the relational and <text:span text:style-name="T96">affective </text:span><text:span text:style-name="T98">domain </text:span>aspects of HIV and AIDS.</text:p>
            <text:p text:style-name="P18"><text:span text:style-name="T58">3</text:span><text:span text:style-name="T22">.Maintaining contact with the outside world and, in particular, </text:span>sustaining family and other <text:span text:style-name="T96">affective </text:span><text:span text:style-name="T98">domain </text:span>ties is an important element of custodial care and crucial.</text:p>
          </table:table-cell>
        </table:table-row>
        <table:table-row table:style-name="Таблица1.2">
          <table:table-cell table:style-name="Таблица1.A2" office:value-type="string">
            <text:p text:style-name="P11"><text:span text:style-name="T22">32</text:span></text:p>
          </table:table-cell>
          <table:table-cell table:style-name="Таблица1.A2" office:value-type="string">
            <text:p text:style-name="P9"><text:span text:style-name="T30">A</text:span><text:span text:style-name="T22">ptitude </text:span><text:span text:style-name="T34">(n)</text:span></text:p>
            <text:p text:style-name="P2"><text:span text:style-name="T22"/></text:p>
          </table:table-cell>
          <table:table-cell table:style-name="Таблица1.A2" office:value-type="string">
            <text:p text:style-name="P11"><text:span text:style-name="T57"><text:s/></text:span><text:span text:style-name="T58">t</text:span><text:span text:style-name="T76">he ability of an individual to acquire a new skill or show the potential for acquiring a skill when given the opportunity and proper training</text:span><text:span text:style-name="T24"> </text:span></text:p>
          </table:table-cell>
          <table:table-cell table:style-name="Таблица1.D2" office:value-type="string">
            <text:p text:style-name="P18"><text:span text:style-name="T58">1</text:span><text:span text:style-name="T22">.The State guarantees women’s equality with men regarding access to </text:span>civil service on the basis of <text:span text:style-name="T96">aptitude</text:span> and professional qualifications.</text:p>
            <text:p text:style-name="P18"><text:span text:style-name="T58">2</text:span><text:span text:style-name="T22">.When a job seeker applies to take part in labour-market </text:span>measures, his or her <text:span text:style-name="T96">aptitude </text:span>and fitness fo<text:span text:style-name="T114">r </text:span>work is assessed by counsellors from the Directorate.</text:p>
            <text:p text:style-name="P18"><text:span text:style-name="T58">3</text:span><text:span text:style-name="T22">.Access to </text:span>vacant jobs on the basis of <text:span text:style-name="T96">aptitude</text:span> and professional qualifications.</text:p>
          </table:table-cell>
        </table:table-row>
        <table:table-row table:style-name="Таблица1.2">
          <table:table-cell table:style-name="Таблица1.A2" office:value-type="string">
            <text:p text:style-name="P11"><text:span text:style-name="T22">33</text:span></text:p>
          </table:table-cell>
          <table:table-cell table:style-name="Таблица1.A2" office:value-type="string">
            <text:p text:style-name="P5">Consequent<text:span text:style-name="T22"> (n)</text:span></text:p>
          </table:table-cell>
          <table:table-cell table:style-name="Таблица1.A2" office:value-type="string">
            <text:p text:style-name="P11"><text:span text:style-name="T24">w</text:span><text:span text:style-name="T69">henever an association between two variables is defined, the second item is called the consequent</text:span></text:p>
          </table:table-cell>
          <table:table-cell table:style-name="Таблица1.D2" office:value-type="string">
            <text:p text:style-name="P11"><text:span text:style-name="T24">1. The scarcity of water and the </text:span><text:span text:style-name="T27">consequent </text:span><text:span text:style-name="T24">threat to health and food security make it necessary to promote alternative sources.</text:span></text:p>
            <text:p text:style-name="P11"><text:span text:style-name="T24">2. <text:s/>Weeks prior to the start of the meeting because of the need to complete consultations and to finalize </text:span><text:span text:style-name="T27">consequent</text:span><text:span text:style-name="T24"> amendments.</text:span></text:p>
            <text:p text:style-name="P11"><text:span text:style-name="T24">3. The development of democracy and the </text:span><text:span text:style-name="T27">consequent </text:span><text:span text:style-name="T24">consolidation and operation of fundamental rights for the benefit of the country’s population.</text:span></text:p>
          </table:table-cell>
        </table:table-row>
        <table:table-row table:style-name="Таблица1.2">
          <table:table-cell table:style-name="Таблица1.A2" office:value-type="string">
            <text:p text:style-name="P11"><text:span text:style-name="T22">34</text:span></text:p>
          </table:table-cell>
          <table:table-cell table:style-name="Таблица1.A2" office:value-type="string">
            <text:p text:style-name="P5">DBMS<text:span text:style-name="T22"> (Database Management System)</text:span></text:p>
          </table:table-cell>
          <table:table-cell table:style-name="Таблица1.A2" office:value-type="string">
            <text:p text:style-name="P11"><text:span text:style-name="T69">it refers to database management systems</text:span></text:p>
          </table:table-cell>
          <table:table-cell table:style-name="Таблица1.D2" office:value-type="string">
            <text:p text:style-name="P11"><text:span text:style-name="T24">1.</text:span><text:span text:style-name="T115"> </text:span><text:span text:style-name="T69">This opens the Open </text:span><text:span text:style-name="T99">DBMS</text:span><text:span text:style-name="T69"> Table Options dialog box </text:span></text:p>
            <text:p text:style-name="P11"><text:span text:style-name="T69">where you can choose column and row </text:span><text:soft-page-break/><text:span text:style-name="T69">filters on the table.</text:span></text:p>
            <text:p text:style-name="P11"><text:span text:style-name="T24">2. This opens the Open </text:span><text:span text:style-name="T27">DBMS</text:span><text:span text:style-name="T24"> Table Options dialog box where you can choose either Download Data (Linked Table) or Live Access.</text:span></text:p>
            <text:p text:style-name="P11"><text:span text:style-name="T24">3. Fossil is a distributed file revision control and issue tracking system which is based on SQLite </text:span><text:span text:style-name="T27">DBMS.</text:span></text:p>
          </table:table-cell>
        </table:table-row>
        <table:table-row table:style-name="Таблица1.2">
          <table:table-cell table:style-name="Таблица1.A2" office:value-type="string">
            <text:p text:style-name="P11"><text:span text:style-name="T22">35</text:span></text:p>
          </table:table-cell>
          <table:table-cell table:style-name="Таблица1.A2" office:value-type="string">
            <text:p text:style-name="P5">Degree of fit<text:span text:style-name="T22"> </text:span><text:bookmark text:name="_GoBack"/></text:p>
          </table:table-cell>
          <table:table-cell table:style-name="Таблица1.A2" office:value-type="string">
            <text:p text:style-name="P11"><text:span text:style-name="T24">a </text:span><text:span text:style-name="T69">measure of how closely the model fits the training data</text:span></text:p>
          </table:table-cell>
          <table:table-cell table:style-name="Таблица1.D2" office:value-type="string">
            <text:p text:style-name="P11"><text:span text:style-name="T24">1. The Culture Analyst can go on to calculate an external candidate's </text:span><text:span text:style-name="T27">degree of fit</text:span><text:span text:style-name="T24"> to a company's culture profile.</text:span></text:p>
            <text:p text:style-name="P11"><text:span text:style-name="T24">2. These morphological characteristics may be attributed to the </text:span><text:span text:style-name="T27">degree of fit</text:span><text:span text:style-name="T24"> between the lateral dimensions of the tetrahedral and octahedral sheets.</text:span></text:p>
            <text:p text:style-name="P11"><text:span text:style-name="T24">3. The success of an author's productive activity depends on the </text:span><text:span text:style-name="T27">degree of fit</text:span><text:span text:style-name="T24"> or agreement between the intended and the actual character of the object.</text:span></text:p>
          </table:table-cell>
        </table:table-row>
        <table:table-row table:style-name="Таблица1.2">
          <table:table-cell table:style-name="Таблица1.A2" office:value-type="string">
            <text:p text:style-name="P11"><text:span text:style-name="T22">36</text:span></text:p>
          </table:table-cell>
          <table:table-cell table:style-name="Таблица1.A2" office:value-type="string">
            <text:p text:style-name="P5">Hadoop<text:span text:style-name="T22"> (n) </text:span></text:p>
          </table:table-cell>
          <table:table-cell table:style-name="Таблица1.A2" office:value-type="string">
            <text:p text:style-name="P11"><text:span text:style-name="T69">an open source distributed processing framework used when we have to deal with enormous data</text:span></text:p>
          </table:table-cell>
          <table:table-cell table:style-name="Таблица1.D2" office:value-type="string">
            <text:p text:style-name="P11"><text:span text:style-name="T24">1. </text:span><text:span text:style-name="T27">Hadoop</text:span><text:span text:style-name="T24"> clusters work and keeps multiple copies to ensure reliability of data. A maximum of 4500 machines can be connected together using </text:span><text:span text:style-name="T27">Hadoop.</text:span></text:p>
            <text:p text:style-name="P11"><text:span text:style-name="T24">2. The whole process is broken down into pieces and executed in parallel, hence saving time. A maximum of 25 Petabyte (1 PB = 1000 TB) data can be processed using </text:span><text:span text:style-name="T27">Hadoop.</text:span></text:p>
            <text:p text:style-name="P11"><text:span text:style-name="T24">3. Queries in </text:span><text:span text:style-name="T27">Hadoop</text:span><text:span text:style-name="T24"> are as simple as coding in any language. You just need to change the way of thinking around building a query to enable parallel processing.</text:span></text:p>
          </table:table-cell>
        </table:table-row>
        <table:table-row table:style-name="Таблица1.2">
          <table:table-cell table:style-name="Таблица1.A2" office:value-type="string">
            <text:p text:style-name="P11"><text:span text:style-name="T22">37</text:span></text:p>
          </table:table-cell>
          <table:table-cell table:style-name="Таблица1.A2" office:value-type="string">
            <text:p text:style-name="P5">Non-applicable data<text:span text:style-name="T22"> </text:span></text:p>
          </table:table-cell>
          <table:table-cell table:style-name="Таблица1.A2" office:value-type="string">
            <text:p text:style-name="P11"><text:span text:style-name="T24">m</text:span><text:span text:style-name="T69">issing values that would be logically impossible are obviously not relevant</text:span></text:p>
          </table:table-cell>
          <table:table-cell table:style-name="Таблица1.D2" office:value-type="string">
            <text:p text:style-name="P11"><text:span text:style-name="T24">1. The </text:span><text:span text:style-name="T27">non-applicable</text:span><text:span text:style-name="T24"> scores were treated as missing</text:span><text:span text:style-name="T27"> data</text:span><text:span text:style-name="T24">.</text:span></text:p>
            <text:p text:style-name="P11"><text:span text:style-name="T24">2. Research based on surveys and other user input often generates a large number of <text:s/></text:span><text:span text:style-name="T27">non-applicable</text:span><text:span text:style-name="T24"> </text:span><text:span text:style-name="T27">data </text:span><text:span text:style-name="T24">fields.</text:span></text:p>
            <text:p text:style-name="P11"><text:span text:style-name="T24">3. When an item was not applicable to the hospital, it was marked as "</text:span><text:span text:style-name="T27">non-applicable data</text:span><text:span text:style-name="T24">".</text:span></text:p>
          </table:table-cell>
        </table:table-row>
        <table:table-row table:style-name="Таблица1.2">
          <table:table-cell table:style-name="Таблица1.A2" office:value-type="string">
            <text:p text:style-name="P11"><text:span text:style-name="T22">38</text:span></text:p>
          </table:table-cell>
          <table:table-cell table:style-name="Таблица1.A2" office:value-type="string">
            <text:p text:style-name="P5">Pruning<text:span text:style-name="T22"> (n)</text:span></text:p>
          </table:table-cell>
          <table:table-cell table:style-name="Таблица1.A2" office:value-type="string">
            <text:p text:style-name="P11"><text:span text:style-name="T69">eliminating lower level splits in a decision tree</text:span></text:p>
          </table:table-cell>
          <table:table-cell table:style-name="Таблица1.D2" office:value-type="string">
            <text:p text:style-name="P11"><text:span text:style-name="T24">1. Realized losses were generated as a result of portfolio </text:span><text:span text:style-name="T27">pruning </text:span><text:span text:style-name="T24">to ensure that only the most promising investments.</text:span></text:p>
            <text:p text:style-name="P11"><text:span text:style-name="T24">2. If </text:span><text:span text:style-name="T27">pruning</text:span><text:span text:style-name="T24"> loppers are not strong enough to get your trees in shape, GARDENA's hand saws are the right choice.</text:span></text:p>
            <text:p text:style-name="P11"><text:soft-page-break/><text:span text:style-name="T24">3. Mr Toemon Sano’s team then carried out a specific </text:span><text:span text:style-name="T27">pruning </text:span><text:span text:style-name="T24">operation, in the Japanese manner, on the new trees and on those already standing.</text:span></text:p>
          </table:table-cell>
        </table:table-row>
        <table:table-row table:style-name="Таблица1.2">
          <table:table-cell table:style-name="Таблица1.A2" office:value-type="string">
            <text:p text:style-name="P11"><text:span text:style-name="T22">39</text:span></text:p>
          </table:table-cell>
          <table:table-cell table:style-name="Таблица1.A2" office:value-type="string">
            <text:p text:style-name="P5">Sequence discovery<text:span text:style-name="T22"> </text:span></text:p>
          </table:table-cell>
          <table:table-cell table:style-name="Таблица1.A2" office:value-type="string">
            <text:p text:style-name="P11"><text:span text:style-name="T24">t</text:span><text:span text:style-name="T69">he same as an association, except that we consider here the time sequence of events also</text:span></text:p>
          </table:table-cell>
          <table:table-cell table:style-name="Таблица1.D2" office:value-type="string">
            <text:p text:style-name="P11"><text:span text:style-name="T24">1.</text:span><text:span text:style-name="T69">Twenty percent </text:span><text:span text:style-name="T24"><text:s/></text:span><text:span text:style-name="T27">sequence discovery </text:span><text:span text:style-name="T69">of the people who buy a VCR buy a camcorder within four months</text:span><text:span text:style-name="T24">.</text:span></text:p>
            <text:p text:style-name="P11"><text:span text:style-name="T24">2. <text:s/>The first main step of </text:span><text:span text:style-name="T27">sequence discovery </text:span><text:span text:style-name="T24">was to find a subsequence set that is frequent</text:span></text:p>
            <text:p text:style-name="P11"><text:span text:style-name="T24">and does occur in normal shipment process situation.</text:span></text:p>
            <text:p text:style-name="P11"><text:span text:style-name="T24">3. Applying the </text:span><text:span text:style-name="T27">sequence discovery</text:span><text:span text:style-name="T24"> algorithm to a small number of patients with this support level using the original GSP algorithm required weeks of computation time using a 500MHz DEC Alpha computer.</text:span></text:p>
          </table:table-cell>
        </table:table-row>
        <table:table-row table:style-name="Таблица1.2">
          <table:table-cell table:style-name="Таблица1.A2" office:value-type="string">
            <text:p text:style-name="P11"><text:span text:style-name="T22">40</text:span></text:p>
          </table:table-cell>
          <table:table-cell table:style-name="Таблица1.A2" office:value-type="string">
            <text:p text:style-name="P5">Training<text:span text:style-name="T22"> (n)</text:span></text:p>
          </table:table-cell>
          <table:table-cell table:style-name="Таблица1.A2" office:value-type="string">
            <text:p text:style-name="P11"><text:span text:style-name="T24">a</text:span><text:span text:style-name="T69">nother term for estimating a model’s parameters based on the data set at hand</text:span></text:p>
          </table:table-cell>
          <table:table-cell table:style-name="Таблица1.D2" office:value-type="string">
            <text:p text:style-name="P11"><text:span text:style-name="T24">1. A vector is chosen randomly from the set of </text:span><text:span text:style-name="T27">training </text:span><text:span text:style-name="T24">data.</text:span></text:p>
            <text:p text:style-name="P11"><text:span text:style-name="T24">2. Financing is also needed to expand and extend the post-collection </text:span><text:span text:style-name="T27">training</text:span><text:span text:style-name="T24">, data analysis and knowledge exchange programme to ensure that countries fully benefit from their investments.</text:span></text:p>
            <text:p text:style-name="P11"><text:span text:style-name="T24">3. Depending on complexity of the network and size of the training data, </text:span><text:span text:style-name="T27">trainging</text:span><text:span text:style-name="T24"> the network may take a few minutes, hours or even days.</text:span></text:p>
          </table:table-cell>
        </table:table-row>
        <table:table-row table:style-name="Таблица1.2">
          <table:table-cell table:style-name="Таблица1.A2" office:value-type="string">
            <text:p text:style-name="P11"><text:span text:style-name="T22">41</text:span></text:p>
          </table:table-cell>
          <table:table-cell table:style-name="Таблица1.A2" office:value-type="string">
            <text:p text:style-name="P5"><text:span text:style-name="T22"><text:s/>Windowing (n)</text:span></text:p>
          </table:table-cell>
          <table:table-cell table:style-name="Таблица1.A2" office:value-type="string">
            <text:p text:style-name="P11"><text:span text:style-name="T69">the period of time for each training case</text:span></text:p>
          </table:table-cell>
          <table:table-cell table:style-name="Таблица1.D2" office:value-type="string">
            <text:p text:style-name="P11"><text:span text:style-name="T24">1</text:span><text:span text:style-name="T69">.</text:span><text:span text:style-name="T24">Some of the operating systems and </text:span><text:span text:style-name="T27">windowing</text:span><text:span text:style-name="T24"> systems that Qt runs on only have limited support for Unicode.</text:span></text:p>
            <text:p text:style-name="P11"><text:span text:style-name="T24">2. Automatic wavelet</text:span><text:span text:style-name="T27"> windowing</text:span><text:span text:style-name="T24"> no longer applied: all wavelet samples are used.</text:span></text:p>
            <text:p text:style-name="P11"><text:span text:style-name="T24">3. </text:span><text:span text:style-name="T27">Windows</text:span><text:span text:style-name="T24"> were broken and doors, fences and outbuildings were damaged.</text:span></text:p>
          </table:table-cell>
        </table:table-row>
        <table:table-row table:style-name="Таблица1.2">
          <table:table-cell table:style-name="Таблица1.A2" office:value-type="string">
            <text:p text:style-name="P11"><text:span text:style-name="T22">42</text:span></text:p>
          </table:table-cell>
          <table:table-cell table:style-name="Таблица1.A2" office:value-type="string">
            <text:p text:style-name="P5">Prevalence<text:span text:style-name="T22"> (n)</text:span></text:p>
          </table:table-cell>
          <table:table-cell table:style-name="Таблица1.A2" office:value-type="string">
            <text:p text:style-name="P11"><text:span text:style-name="T24">t</text:span><text:span text:style-name="T69">he measure of how often the collection of items in an association occur togethe</text:span><text:span text:style-name="T70">r</text:span></text:p>
          </table:table-cell>
          <table:table-cell table:style-name="Таблица1.D2" office:value-type="string">
            <text:p text:style-name="P11"><text:span text:style-name="T24">1. For the early identification of emerging trends and to generate </text:span><text:span text:style-name="T27">prevalence</text:span><text:span text:style-name="T24"> data on amphetamine-type stimulants.</text:span></text:p>
            <text:p text:style-name="P11"><text:span text:style-name="T24">2. The most recent </text:span><text:span text:style-name="T27">prevalence</text:span><text:span text:style-name="T24"> data indicate that sub-Saharan women are 30 per cent more likely to be infected with HIV than men.</text:span></text:p>
            <text:p text:style-name="P11"><text:span text:style-name="T24">3. However, data on the </text:span><text:span text:style-name="T27">prevalence</text:span><text:span text:style-name="T24"> of drug abuse, which are important for guiding drug control policies and evaluating their effectiveness, are lacking.</text:span></text:p>
          </table:table-cell>
        </table:table-row>
        <text:soft-page-break/>
        <table:table-row table:style-name="Таблица1.2">
          <table:table-cell table:style-name="Таблица1.A2" office:value-type="string">
            <text:p text:style-name="P11"><text:span text:style-name="T22">43</text:span></text:p>
          </table:table-cell>
          <table:table-cell table:style-name="Таблица1.A2" office:value-type="string">
            <text:p text:style-name="P5">Outliers<text:span text:style-name="T22"> (n)</text:span></text:p>
          </table:table-cell>
          <table:table-cell table:style-name="Таблица1.A2" office:value-type="string">
            <text:p text:style-name="P11"><text:span text:style-name="T69">data items that did not come from the assumed population of data</text:span></text:p>
          </table:table-cell>
          <table:table-cell table:style-name="Таблица1.D2" office:value-type="string">
            <text:p text:style-name="P11"><text:span text:style-name="T24">1. Now that the array is free of </text:span><text:span text:style-name="T27">outliers</text:span><text:span text:style-name="T24">, a histogram (frequency distribution) can be drawn based on its data.</text:span></text:p>
            <text:p text:style-name="P11"><text:span text:style-name="T24">2. There is a huge influence of </text:span><text:span text:style-name="T27">outliers </text:span><text:span text:style-name="T24">on the accuracy of estimations if the sampling has a small volume.</text:span></text:p>
            <text:p text:style-name="P11"><text:span text:style-name="T24">3. </text:span><text:span text:style-name="T27">Outliers</text:span><text:span text:style-name="T24"> are the values that abnormally diverge from the middle of distribution.</text:span></text:p>
          </table:table-cell>
        </table:table-row>
        <table:table-row table:style-name="Таблица1.2">
          <table:table-cell table:style-name="Таблица1.A2" office:value-type="string">
            <text:p text:style-name="P11"><text:span text:style-name="T22">44</text:span></text:p>
          </table:table-cell>
          <table:table-cell table:style-name="Таблица1.A2" office:value-type="string">
            <text:p text:style-name="P5">Entropy<text:span text:style-name="T22"> (n)</text:span></text:p>
          </table:table-cell>
          <table:table-cell table:style-name="Таблица1.A2" office:value-type="string">
            <text:p text:style-name="P11"><text:span text:style-name="T69">a way to measure variability other than the variance statistic</text:span></text:p>
          </table:table-cell>
          <table:table-cell table:style-name="Таблица1.D2" office:value-type="string">
            <text:p text:style-name="P11"><text:span text:style-name="T24">1. The dependences of reduced density, </text:span><text:span text:style-name="T27">entropy</text:span><text:span text:style-name="T24">, specific heat of vaporization, and surface tension on reduced relative density are derived on the base of the thermodynamic similitude method.</text:span></text:p>
            <text:p text:style-name="P11"><text:span text:style-name="T24">2. This is contrary to the Second Law of Thermodynamics, often called the law of</text:span><text:span text:style-name="T27"> entropy.</text:span></text:p>
            <text:p text:style-name="P11"><text:span text:style-name="T24">3. If additional </text:span><text:span text:style-name="T27">entropy</text:span><text:span text:style-name="T24"> was used when creating the DPAPI blob, you must manually create the binary entropy file and specify the path to it.</text:span></text:p>
          </table:table-cell>
        </table:table-row>
        <table:table-row table:style-name="Таблица1.2">
          <table:table-cell table:style-name="Таблица1.A2" office:value-type="string">
            <text:p text:style-name="P11"><text:span text:style-name="T22">45</text:span></text:p>
          </table:table-cell>
          <table:table-cell table:style-name="Таблица1.A2" office:value-type="string">
            <text:p text:style-name="P5">Binning<text:span text:style-name="T22"> (n)</text:span></text:p>
          </table:table-cell>
          <table:table-cell table:style-name="Таблица1.A2" office:value-type="string">
            <text:p text:style-name="P11"><text:span text:style-name="T69">it is a type of data preparation activity</text:span></text:p>
          </table:table-cell>
          <table:table-cell table:style-name="Таблица1.D2" office:value-type="string">
            <text:p text:style-name="P11"><text:span text:style-name="T24">1. The methods based on reducing the input sequence dimension (for example, "Data</text:span><text:span text:style-name="T27"> binning</text:span><text:span text:style-name="T24">" ) can be successfully applied for really long sequences.</text:span></text:p>
            <text:p text:style-name="P11"><text:span text:style-name="T24">2. FinePix's original pixel </text:span><text:span text:style-name="T27">binning </text:span><text:span text:style-name="T24">technology to capture the subject with exceptional brightness and minimal noise.</text:span></text:p>
            <text:p text:style-name="P11"><text:span text:style-name="T24">3. </text:span><text:span text:style-name="T27">Binning</text:span><text:span text:style-name="T24"> and grouping is form of data visualization in which individual data values are sorted into classes or categories and depicted graphically.</text:span></text:p>
          </table:table-cell>
        </table:table-row>
        <table:table-row table:style-name="Таблица1.2">
          <table:table-cell table:style-name="Таблица1.A2" office:value-type="string">
            <text:p text:style-name="P11"><text:span text:style-name="T22">46</text:span></text:p>
          </table:table-cell>
          <table:table-cell table:style-name="Таблица1.A2" office:value-type="string">
            <text:p text:style-name="P5">Cart<text:span text:style-name="T22"> (n)</text:span></text:p>
          </table:table-cell>
          <table:table-cell table:style-name="Таблица1.A2" office:value-type="string">
            <text:p text:style-name="P11"><text:span text:style-name="T69"><text:s/>split the independent variables into small groups</text:span></text:p>
          </table:table-cell>
          <table:table-cell table:style-name="Таблица1.D2" office:value-type="string">
            <text:p text:style-name="P11"><text:span text:style-name="T24">1.</text:span><text:span text:style-name="T69"> </text:span><text:span text:style-name="T24">On a Web site that sells products or services online, the shopping </text:span><text:span text:style-name="T27">cart</text:span><text:span text:style-name="T24"> is a common metaphor.</text:span></text:p>
            <text:p text:style-name="P11"><text:span text:style-name="T24">2. The </text:span><text:span text:style-name="T27">cart</text:span><text:span text:style-name="T24"> road ran along the steppe, every now and then crossing a little river at the sand bars.</text:span></text:p>
            <text:p text:style-name="P11"><text:span text:style-name="T24">3. The high capacity stacker is supplied with one </text:span><text:span text:style-name="T27">cart,</text:span><text:span text:style-name="T24"> with additional carts available as an option.</text:span></text:p>
          </table:table-cell>
        </table:table-row>
        <table:table-row table:style-name="Таблица1.2">
          <table:table-cell table:style-name="Таблица1.A2" office:value-type="string">
            <text:p text:style-name="P9"><text:span text:style-name="T22">47</text:span></text:p>
          </table:table-cell>
          <table:table-cell table:style-name="Таблица1.A2" office:value-type="string">
            <text:p text:style-name="P2"><text:span text:style-name="T30">E</text:span><text:span text:style-name="T22">xtrapolation </text:span><text:span text:style-name="T30">(n)</text:span></text:p>
          </table:table-cell>
          <table:table-cell table:style-name="Таблица1.A2" office:value-type="string">
            <text:p text:style-name="P9"><text:span text:style-name="T81">a</text:span><text:span text:style-name="T82"> sub-level of the comprehension level of learning in which students develop sufficient understanding to estimate trends or predict outcomes based upon the subject matter under study</text:span></text:p>
          </table:table-cell>
          <table:table-cell table:style-name="Таблица1.D2" office:value-type="string">
            <text:p text:style-name="P18"><text:span text:style-name="T22">1.</text:span><text:span text:style-name="T35">T</text:span><text:span text:style-name="T22">he </text:span><text:span text:style-name="T28">extrapolation </text:span><text:span text:style-name="T22">of such risk evaluation and mitigation methodologies into other areas of oinance will require the development of new tools and approaches.</text:span></text:p>
            <text:p text:style-name="P18"><text:span text:style-name="T22">2.Trend </text:span><text:span text:style-name="T28">extrapolation</text:span><text:span text:style-name="T22"> simply assumes that the observed trend in emissions during the period when detailed </text:span><text:soft-page-break/><text:span text:style-name="T22">estimates are available remains constant over the period.</text:span></text:p>
            <text:p text:style-name="P18"><text:span text:style-name="T22">3.When approximate </text:span>enteric emissions are derived by <text:span text:style-name="T96">extrapolation</text:span> from main livestock categories they should be considered to be a Tier 1 method.</text:p>
          </table:table-cell>
        </table:table-row>
        <table:table-row table:style-name="Таблица1.2">
          <table:table-cell table:style-name="Таблица1.A2" office:value-type="string">
            <text:p text:style-name="P11"><text:span text:style-name="T22">48</text:span></text:p>
          </table:table-cell>
          <table:table-cell table:style-name="Таблица1.A2" office:value-type="string">
            <text:p text:style-name="P5">Feed-forward<text:span text:style-name="T22"> </text:span></text:p>
          </table:table-cell>
          <table:table-cell table:style-name="Таблица1.A2" office:value-type="string">
            <text:p text:style-name="P11"><text:span text:style-name="T24">a</text:span><text:span text:style-name="T69"> neural net in which the signals only flow in one direction, from the inputs to the outputs</text:span></text:p>
          </table:table-cell>
          <table:table-cell table:style-name="Таблица1.D2" office:value-type="string">
            <text:p text:style-name="P11"><text:span text:style-name="T24">1. The </text:span><text:span text:style-name="T27">feed forward</text:span><text:span text:style-name="T24"> neural network consists of neurons that are grouped in layers.</text:span></text:p>
            <text:p text:style-name="P11"><text:span text:style-name="T24">2. Rotate the </text:span><text:span text:style-name="T27">feed</text:span><text:span text:style-name="T24"> module </text:span><text:span text:style-name="T27">forward </text:span><text:span text:style-name="T24">and push it to the left to lift it out of position.</text:span></text:p>
            <text:p text:style-name="P11"><text:span text:style-name="T24">3. Increasing the direct cyclic </text:span><text:span text:style-name="T27">feed forward </text:span><text:span text:style-name="T24">will cause more cyclic stick input going directly to aileron and elevator on the swash plate.</text:span></text:p>
          </table:table-cell>
        </table:table-row>
        <table:table-row table:style-name="Таблица1.2">
          <table:table-cell table:style-name="Таблица1.A2" office:value-type="string">
            <text:p text:style-name="P9"><text:span text:style-name="T22">49</text:span></text:p>
          </table:table-cell>
          <table:table-cell table:style-name="Таблица1.A2" office:value-type="string">
            <text:p text:style-name="P1"><text:span text:style-name="Strong_20_Emphasis"><text:span text:style-name="T106">G</text:span></text:span><text:span text:style-name="Strong_20_Emphasis"><text:span text:style-name="T105">amification</text:span></text:span><text:span text:style-name="T101"> </text:span><text:span text:style-name="T102">(n)</text:span></text:p>
          </table:table-cell>
          <table:table-cell table:style-name="Таблица1.A2" office:value-type="string">
            <text:p text:style-name="P11"><text:span text:style-name="T91">t</text:span><text:span text:style-name="T89">he application of game-design elements and game principles in non-game contexts in order to improve learning, learner engagement,</text:span><text:span text:style-name="T90"> </text:span><text:span text:style-name="T89">organizational productivity, and evaluation</text:span><text:span text:style-name="T69"> </text:span></text:p>
          </table:table-cell>
          <table:table-cell table:style-name="Таблица1.D2" office:value-type="string">
            <text:p text:style-name="P18"><text:span text:style-name="T22">1.</text:span><text:span text:style-name="T36">j</text:span><text:span text:style-name="T22">ob application processes sometimes use </text:span><text:span text:style-name="T28">gamification</text:span><text:span text:style-name="T22"> as a way to hire employees by assessing their suitability through questionnaires and mini games that simulate the actual work environment of that company.</text:span></text:p>
            <text:p text:style-name="P18"><text:span text:style-name="T22">2.Applications like </text:span><text:span text:style-name="T36">Fitocracy</text:span><text:span text:style-name="T22"> and <text:s/>Dacadoo use </text:span><text:span text:style-name="T28">gamification</text:span><text:span text:style-name="T22"> to encourage their users to exercise more effectively and improve their overall health. </text:span></text:p>
            <text:p text:style-name="P18"><text:span text:style-name="T22">3.In a review of health apps in the 2014 Apple </text:span><text:span text:style-name="T36">App Store</text:span><text:span text:style-name="T22">, more than 100 apps showed a positive correlation between </text:span><text:span text:style-name="T28">gamification</text:span><text:span text:style-name="T22"> elements used and high user ratings. </text:span></text:p>
          </table:table-cell>
        </table:table-row>
        <table:table-row table:style-name="Таблица1.2">
          <table:table-cell table:style-name="Таблица1.A2" office:value-type="string">
            <text:p text:style-name="P11"><text:span text:style-name="T22">50</text:span></text:p>
          </table:table-cell>
          <table:table-cell table:style-name="Таблица1.A2" office:value-type="string">
            <text:p text:style-name="P5">Least squares<text:span text:style-name="T22"> </text:span></text:p>
          </table:table-cell>
          <table:table-cell table:style-name="Таблица1.A2" office:value-type="string">
            <text:p text:style-name="P11"><text:span text:style-name="T69"><text:s/>the most common method of training the weights of a model</text:span></text:p>
          </table:table-cell>
          <table:table-cell table:style-name="Таблица1.D2" office:value-type="string">
            <text:p text:style-name="P11"><text:span text:style-name="T24">1. The best fit straight line fitted by the method of </text:span><text:span text:style-name="T27">least squares </text:span><text:span text:style-name="T24">shall be drawn through all these data points.</text:span></text:p>
            <text:p text:style-name="P11"><text:span text:style-name="T24">2. Using the GrADS software, the equivalent point GSMaP rainfall data were derived and used to compare to ground rainfall stations using the </text:span><text:span text:style-name="T27">least squares</text:span><text:span text:style-name="T24"> method.</text:span></text:p>
            <text:p text:style-name="P11"><text:span text:style-name="T24">3. The author showed that the method of </text:span><text:span text:style-name="T27">least squares</text:span><text:span text:style-name="T24"> can be used to evaluate virtually any measurement comparison.</text:span></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Helvetica, sans-serif"/>
    <style:font-face style:name="Arial" svg:font-family="Arial, sans-serif"/>
    <style:font-face style:name="Calibri1" svg:font-family="Calibri, Verdana, Arial-Narrow"/>
    <style:font-face style:name="Lora" svg:font-family="Lora"/>
    <style:font-face style:name="sans-serif" svg:font-family="sans-serif"/>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style:rfc-language-tag="x-none"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style:rfc-language-tag="x-none"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Header" style:family="paragraph" style:parent-style-name="Standard" style:default-outline-level="" style:class="extra">
      <style:paragraph-properties fo:margin-top="0in" fo:margin-bottom="0in" loext:contextual-spacing="false" fo:line-height="100%">
        <style:tab-stops>
          <style:tab-stop style:position="3.248in" style:type="center"/>
          <style:tab-stop style:position="6.49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48in" style:type="center"/>
          <style:tab-stop style:position="6.49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font-name-asian="F" style:font-family-generic-asian="system" style:font-pitch-asian="variable"/>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Заголовок_20_1_20_Знак" style:display-name="Заголовок 1 Знак"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exhtml"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_2d_id-_5f__5f_lh--2rkgn" style:display-name="-id-__lh--2rkgn" style:family="text" style:parent-style-name="Default_20_Paragraph_20_Font"/>
    <style:style style:name="Заголовок_20_2_20_Знак" style:display-name="Заголовок 2 Знак"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Заголовок_20_Знак" style:display-name="Заголовок Знак" style:family="text" style:parent-style-name="Default_20_Paragraph_20_Font">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Подзаголовок_20_Знак" style:display-name="Подзаголовок Знак" style:family="text" style:parent-style-name="Default_20_Paragraph_20_Font">
      <style:text-properties fo:color="#5a5a5a" fo:letter-spacing="0.0102in" style:font-name-asian="F" style:font-family-generic-asian="system" style:font-pitch-asian="variable"/>
    </style:style>
    <style:style style:name="Заголовок_20_3_20_Знак" style:display-name="Заголовок 3 Знак" style:family="text" style:parent-style-name="Default_20_Paragraph_20_Font">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Заголовок_20_4_20_Знак" style:display-name="Заголовок 4 Знак" style:family="text" style:parent-style-name="Default_20_Paragraph_20_Font">
      <style:text-properties fo:color="#2f5496"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Заголовок_20_5_20_Знак" style:display-name="Заголовок 5 Знак" style:family="text" style:parent-style-name="Default_20_Paragraph_20_Font">
      <style:text-properties fo:color="#2f5496"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ListLabel_20_1" style:display-name="ListLabel 1" style:family="text">
      <style:text-properties fo:color="#039be5" fo:font-size="12pt" style:font-size-asian="12pt" style:font-name-complex="Calibri2" style:font-family-complex="Calibri" style:font-family-generic-complex="system" style:font-pitch-complex="variable" style:font-size-complex="12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Базовый.1" style:family="table-cell">
      <style:table-cell-properties fo:border-left="0.51pt solid #000000" fo:border-top="0.51pt solid #000000" fo:border-bottom="0.51pt solid #000000"/>
    </style:style>
    <style:style style:name="Базовый.2" style:family="table-cell">
      <style:table-cell-properties fo:border-left="0.51pt solid #000000" fo:border-bottom="0.51pt solid #000000"/>
    </style:style>
    <style:style style:name="Базовый.3" style:family="table-cell">
      <style:table-cell-properties fo:border-left="0.51pt solid #000000" fo:border-bottom="0.51pt solid #000000"/>
    </style:style>
    <style:style style:name="Базовый.4" style:family="table-cell">
      <style:table-cell-properties fo:border-left="0.51pt solid #000000" fo:border-right="0.51pt solid #000000" fo:border-bottom="0.51pt solid #000000"/>
    </style:style>
    <style:style style:name="Базовый.5" style:family="table-cell">
      <style:table-cell-properties fo:border-left="0.51pt solid #000000" fo:border-bottom="0.51pt solid #000000"/>
    </style:style>
    <style:style style:name="Базовый.6" style:family="table-cell">
      <style:table-cell-properties fo:border-left="0.51pt solid #000000" fo:border-bottom="0.51pt solid #000000"/>
    </style:style>
    <style:style style:name="Базовый.7" style:family="table-cell">
      <style:table-cell-properties fo:border-left="0.51pt solid #000000" fo:border-bottom="0.51pt solid #000000"/>
    </style:style>
    <style:style style:name="Базовый.8" style:family="table-cell">
      <style:table-cell-properties fo:border-left="0.51pt solid #000000" fo:border-bottom="0.51pt solid #000000"/>
    </style:style>
    <style:style style:name="Базовый.9" style:family="table-cell">
      <style:table-cell-properties fo:border-left="0.51pt solid #000000" fo:border-bottom="0.51pt solid #000000"/>
    </style:style>
    <style:style style:name="Базовый.10" style:family="table-cell">
      <style:table-cell-properties fo:border-left="0.51pt solid #000000" fo:border-right="0.51pt solid #000000" fo:border-bottom="0.51pt solid #000000"/>
    </style:style>
    <style:style style:name="Базовый.11" style:family="table-cell">
      <style:table-cell-properties fo:border-left="0.51pt solid #000000" fo:border-top="0.51pt solid #000000" fo:border-bottom="0.51pt solid #000000"/>
    </style:style>
    <style:style style:name="Базовый.12" style:family="table-cell">
      <style:table-cell-properties fo:border-left="0.51pt solid #000000" fo:border-right="0.51pt solid #000000" fo:border-top="0.51pt solid #000000" fo:border-bottom="0.51pt solid #000000"/>
    </style:style>
    <style:style style:name="Базовый.13" style:family="table-cell">
      <style:table-cell-properties fo:border-left="0.51pt solid #000000" fo:border-bottom="0.51pt solid #000000"/>
    </style:style>
    <style:style style:name="Базовый.14" style:family="table-cell">
      <style:table-cell-properties fo:border-left="0.51pt solid #000000" fo:border-right="0.51pt solid #000000" fo:border-bottom="0.51pt solid #000000"/>
    </style:style>
    <style:style style:name="Базовый.15" style:family="table-cell">
      <style:table-cell-properties fo:border-left="0.51pt solid #000000" fo:border-top="0.51pt solid #000000" fo:border-bottom="0.51pt solid #000000"/>
    </style:style>
    <style:style style:name="Базовый.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Базовый.1"/>
      <table:last-row table:style-name="Базовый.2"/>
      <table:first-column table:style-name="Базовый.3"/>
      <table:last-column table:style-name="Базовый.4"/>
      <table:body table:style-name="Базовый.9"/>
      <table:even-rows table:style-name="Базовый.5"/>
      <table:odd-rows table:style-name="Базовый.6"/>
      <table:even-columns table:style-name="Базовый.7"/>
      <table:odd-columns table:style-name="Базовый.8"/>
      <table:background table:style-name="Базовый.10"/>
      <loext:first-row-even-column table:style-name="Базовый.15"/>
      <loext:last-row-even-column table:style-name="Базовый.16"/>
      <loext:first-row-end-column table:style-name="Базовый.12"/>
      <loext:first-row-start-column table:style-name="Базовый.11"/>
      <loext:last-row-end-column table:style-name="Базовый.14"/>
      <loext:last-row-start-column table:style-name="Базовый.13"/>
    </table:table-template>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Нұрлыкүн Маржан Ерікқызы</meta:initial-creator>
    <meta:editing-cycles>224</meta:editing-cycles>
    <meta:creation-date>2018-11-19T04:13:00</meta:creation-date>
    <dc:date>2018-12-11T02:29:51.862000000</dc:date>
    <meta:editing-duration>P1DT10H18M39S</meta:editing-duration>
    <meta:generator>LibreOffice/6.1.3.2$Windows_x86 LibreOffice_project/86daf60bf00efa86ad547e59e09d6bb77c699acb</meta:generator>
    <meta:document-statistic meta:table-count="1" meta:image-count="0" meta:object-count="0" meta:page-count="11" meta:paragraph-count="307" meta:word-count="3932" meta:character-count="24326" meta:non-whitespace-character-count="2053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